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8pt"/>
    </style:style>
    <style:style style:name="co2" style:family="table-column">
      <style:table-column-properties fo:break-before="auto" style:column-width="126.99pt"/>
    </style:style>
    <style:style style:name="co3" style:family="table-column">
      <style:table-column-properties fo:break-before="auto" style:column-width="63.44pt"/>
    </style:style>
    <style:style style:name="co4" style:family="table-column">
      <style:table-column-properties fo:break-before="auto" style:column-width="48.19pt"/>
    </style:style>
    <style:style style:name="co5" style:family="table-column">
      <style:table-column-properties fo:break-before="auto" style:column-width="15.85pt"/>
    </style:style>
    <style:style style:name="co6" style:family="table-column">
      <style:table-column-properties fo:break-before="auto" style:column-width="34.8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ta1" style:family="table" style:master-page-name="PageStyle_5f_Multiple_20_Contract_20_Calculator">
      <style:table-properties table:display="true" style:writing-mode="lr-tb"/>
    </style:style>
    <style:style style:name="ta2" style:family="table" style:master-page-name="PageStyle_5f_Fee_2c__20_Profit_20__26__20_ROI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808080" style:diagonal-bl-tr="none" style:diagonal-tl-br="none" fo:border-left="1.76pt solid #000000" fo:border-right="0.74pt solid #000000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1.76pt solid #000000" fo:border-right="0.74pt solid #000000" style:rotation-align="none" fo:border-top="none"/>
    </style:style>
    <style:style style:name="ce6" style:family="table-cell" style:parent-style-name="Default">
      <style:table-cell-properties fo:border-bottom="none" fo:background-color="#deebf7" style:diagonal-bl-tr="none" style:diagonal-tl-br="none" fo:border-left="1.76pt solid #000000" fo:border-right="0.74pt solid #000000" style:rotation-align="none" fo:border-top="none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1.76pt solid #000000" fo:background-color="#808080" style:diagonal-bl-tr="none" style:diagonal-tl-br="none" fo:border-left="1.76pt solid #000000" fo:border-right="none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808080" style:diagonal-bl-tr="none" style:diagonal-tl-br="none" fo:border-left="0.74pt solid #000000" fo:border-right="0.74pt solid #000000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</style:style>
    <style:style style:name="ce14" style:family="table-cell" style:parent-style-name="Default">
      <style:table-cell-properties fo:border-bottom="none" fo:background-color="#deebf7" style:diagonal-bl-tr="none" style:diagonal-tl-br="none" fo:border-left="0.74pt solid #000000" fo:border-right="0.74pt solid #000000" style:rotation-align="none" fo:border-top="none"/>
    </style:style>
    <style:style style:name="ce1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fo:background-color="#808080" style:diagonal-bl-tr="none" style:diagonal-tl-br="none" fo:border-left="none" fo:border-right="none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808080" style:diagonal-bl-tr="none" style:diagonal-tl-br="none" fo:border-left="none" fo:border-right="1.76pt solid #000000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Currency">
      <style:table-cell-properties fo:border-bottom="none" fo:background-color="#deebf7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Currency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Currency">
      <style:table-cell-properties fo:border-bottom="1.76pt solid #000000" fo:background-color="#80808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Currency">
      <style:table-cell-properties fo:border-bottom="none" fo:background-color="#deebf7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Currency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1.76pt solid #000000" fo:background-color="#808080" style:diagonal-bl-tr="none" style:diagonal-tl-br="none" fo:border-left="0.74pt solid #000000" fo:border-right="1.76pt solid #000000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Currency">
      <style:table-cell-properties fo:border-bottom="none" fo:background-color="#deebf7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lt;0" style:apply-style-name="ConditionalStyle_5f_2" style:base-cell-address="'CONVICT 7054_WIP'.H6"/>
      <style:map style:condition="cell-content()&gt;0" style:apply-style-name="ConditionalStyle_5f_1" style:base-cell-address="'CONVICT 7054_WIP'.H6"/>
    </style:style>
    <style:style style:name="ce30" style:family="table-cell" style:parent-style-name="Excel_20_Built-in_20_Currency">
      <style:table-cell-properties fo:background-color="#deebf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lt;0" style:apply-style-name="ConditionalStyle_5f_2" style:base-cell-address="'CONVICT 7054_WIP'.H6"/>
      <style:map style:condition="cell-content()&gt;0" style:apply-style-name="ConditionalStyle_5f_1" style:base-cell-address="'CONVICT 7054_WIP'.H6"/>
    </style:style>
    <style:style style:name="ce31" style:family="table-cell" style:parent-style-name="Excel_20_Built-in_20_Currency">
      <style:table-cell-properties fo:border-bottom="0.74pt solid #000000" fo:background-color="#deebf7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lt;0" style:apply-style-name="ConditionalStyle_5f_2" style:base-cell-address="'CONVICT 7054_WIP'.H6"/>
      <style:map style:condition="cell-content()&gt;0" style:apply-style-name="ConditionalStyle_5f_1" style:base-cell-address="'CONVICT 7054_WIP'.H6"/>
    </style:style>
    <style:style style:name="ce32" style:family="table-cell" style:parent-style-name="Excel_20_Built-in_20_Currency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lt;0" style:apply-style-name="ConditionalStyle_5f_2" style:base-cell-address="'CONVICT 7054_WIP'.H6"/>
      <style:map style:condition="cell-content()&gt;0" style:apply-style-name="ConditionalStyle_5f_1" style:base-cell-address="'CONVICT 7054_WIP'.H6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6" style:family="table-cell" style:parent-style-name="Default" style:data-style-name="N121">
      <style:table-cell-properties fo:border-bottom="none" style:diagonal-bl-tr="none" style:diagonal-tl-br="none" fo:border-left="0.74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121">
      <style:table-cell-properties fo:border-bottom="none" fo:background-color="#deebf7" style:diagonal-bl-tr="none" style:diagonal-tl-br="none" fo:border-left="0.74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121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lt;0" style:apply-style-name="ConditionalStyle_5f_2" style:base-cell-address="'Fee, Profit &amp; ROI'.H6"/>
      <style:map style:condition="cell-content()&gt;0" style:apply-style-name="ConditionalStyle_5f_1" style:base-cell-address="'Fee, Profit &amp; ROI'.H6"/>
    </style:style>
    <style:style style:name="ce40" style:family="table-cell" style:parent-style-name="Excel_20_Built-in_20_Currency">
      <style:table-cell-properties fo:background-color="#deebf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lt;0" style:apply-style-name="ConditionalStyle_5f_2" style:base-cell-address="'Fee, Profit &amp; ROI'.H6"/>
      <style:map style:condition="cell-content()&gt;0" style:apply-style-name="ConditionalStyle_5f_1" style:base-cell-address="'Fee, Profit &amp; ROI'.H6"/>
    </style:style>
    <style:style style:name="ce41" style:family="table-cell" style:parent-style-name="Excel_20_Built-in_20_Currency">
      <style:table-cell-properties fo:border-bottom="0.74pt solid #000000" fo:background-color="#deebf7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lt;0" style:apply-style-name="ConditionalStyle_5f_2" style:base-cell-address="'Fee, Profit &amp; ROI'.H6"/>
      <style:map style:condition="cell-content()&gt;0" style:apply-style-name="ConditionalStyle_5f_1" style:base-cell-address="'Fee, Profit &amp; ROI'.H6"/>
    </style:style>
    <style:style style:name="ce42" style:family="table-cell" style:parent-style-name="Excel_20_Built-in_20_Currency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lt;0" style:apply-style-name="ConditionalStyle_5f_2" style:base-cell-address="'Fee, Profit &amp; ROI'.H6"/>
      <style:map style:condition="cell-content()&gt;0" style:apply-style-name="ConditionalStyle_5f_1" style:base-cell-address="'Fee, Profit &amp; ROI'.H6"/>
    </style:style>
    <style:style style:name="ce43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lt;0" style:apply-style-name="ConditionalStyle_5f_2" style:base-cell-address="'CONVICT 7054 SHARES'.H6"/>
      <style:map style:condition="cell-content()&gt;0" style:apply-style-name="ConditionalStyle_5f_1" style:base-cell-address="'CONVICT 7054 SHARES'.H6"/>
    </style:style>
    <style:style style:name="ce44" style:family="table-cell" style:parent-style-name="Excel_20_Built-in_20_Currency">
      <style:table-cell-properties fo:background-color="#deebf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lt;0" style:apply-style-name="ConditionalStyle_5f_2" style:base-cell-address="'CONVICT 7054 SHARES'.H6"/>
      <style:map style:condition="cell-content()&gt;0" style:apply-style-name="ConditionalStyle_5f_1" style:base-cell-address="'CONVICT 7054 SHARES'.H6"/>
    </style:style>
    <style:style style:name="ce45" style:family="table-cell" style:parent-style-name="Excel_20_Built-in_20_Currency">
      <style:table-cell-properties fo:border-bottom="0.74pt solid #000000" fo:background-color="#deebf7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lt;0" style:apply-style-name="ConditionalStyle_5f_2" style:base-cell-address="'CONVICT 7054 SHARES'.H6"/>
      <style:map style:condition="cell-content()&gt;0" style:apply-style-name="ConditionalStyle_5f_1" style:base-cell-address="'CONVICT 7054 SHARES'.H6"/>
    </style:style>
    <style:style style:name="ce46" style:family="table-cell" style:parent-style-name="Excel_20_Built-in_20_Currency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lt;0" style:apply-style-name="ConditionalStyle_5f_2" style:base-cell-address="'CONVICT 7054 SHARES'.H6"/>
      <style:map style:condition="cell-content()&gt;0" style:apply-style-name="ConditionalStyle_5f_1" style:base-cell-address="'CONVICT 7054 SHARES'.H6"/>
    </style:style>
    <style:style style:name="ce4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4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49" style:family="table-cell" style:parent-style-name="Default">
      <style:table-cell-properties style:diagonal-bl-tr="none" style:diagonal-tl-br="none" fo:border="none" style:rotation-align="none"/>
    </style:style>
    <style:style style:name="ce50" style:family="table-cell" style:parent-style-name="Default">
      <style:table-cell-properties fo:background-color="#80808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52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</style:style>
    <style:style style:name="ce5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54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order-bottom="none" fo:background-color="#deebf7" style:diagonal-bl-tr="none" style:diagonal-tl-br="none" fo:border-left="0.74pt solid #000000" fo:border-right="1.76pt solid #000000" style:rotation-align="none" fo:border-top="none"/>
    </style:style>
    <style:style style:name="ce56" style:family="table-cell" style:parent-style-name="Default" style:data-style-name="N10125">
      <style:table-cell-properties fo:border-bottom="none" fo:background-color="#deebf7" style:diagonal-bl-tr="none" style:diagonal-tl-br="none" fo:border-left="0.74pt solid #000000" fo:border-right="1.76pt solid #000000" style:rotation-align="none" fo:border-top="none"/>
    </style:style>
    <style:style style:name="ce57" style:family="table-cell" style:parent-style-name="Default" style:data-style-name="N10125">
      <style:table-cell-properties fo:border-bottom="1.76pt solid #000000" fo:background-color="#deebf7" style:diagonal-bl-tr="none" style:diagonal-tl-br="none" fo:border-left="0.74pt solid #000000" fo:border-right="1.76pt solid #000000" style:rotation-align="none" fo:border-top="none"/>
    </style:style>
    <style:style style:name="ce5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59" style:family="table-cell" style:parent-style-name="Default" style:data-style-name="N121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60" style:family="table-cell" style:parent-style-name="Default" style:data-style-name="N121">
      <style:table-cell-properties fo:border-bottom="1.76pt solid #000000" fo:background-color="#808080" style:diagonal-bl-tr="none" style:diagonal-tl-br="none" fo:border-left="none" fo:border-right="1.76pt solid #000000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1.76pt solid #000000"/>
    </style:style>
    <style:style style:name="ce62" style:family="table-cell" style:parent-style-name="Default" style:data-style-name="N121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63" style:family="table-cell" style:parent-style-name="Excel_20_Built-in_20_Percent" style:data-style-name="N11">
      <style:table-cell-properties fo:border-bottom="1.76pt solid #000000" fo:background-color="#80808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Yes&quot;;&quot;No&quot;)" table:allow-empty-cell="true" table:display-list="unsorted" table:base-cell-address="'Fee, Profit &amp; ROI'.C6">
          <table:help-message table:display="true"/>
          <table:error-message table:message-type="stop" table:display="true"/>
        </table:content-validation>
        <table:content-validation table:name="val2" table:condition="of:cell-content-is-decimal-number() and cell-content-is-between(0,0.99)" table:allow-empty-cell="true" table:base-cell-address="'Fee, Profit &amp; ROI'.E6">
          <table:error-message table:message-type="stop" table:title="Enter Price per Share" table:display="true">
            <text:p>Please enter a value between $0.01 and $0.99.</text:p>
          </table:error-message>
        </table:content-validation>
        <table:content-validation table:name="val3" table:condition="of:cell-content-is-decimal-number() and cell-content-is-between(0,0.99)" table:allow-empty-cell="true" table:base-cell-address="'Fee, Profit &amp; ROI'.D8">
          <table:error-message table:message-type="stop" table:title="Enter Price per Share" table:display="true">
            <text:p>Please enter a value between $0.01 and $0.99.</text:p>
          </table:error-message>
        </table:content-validation>
        <table:content-validation table:name="val4" table:condition="of:cell-content-is-decimal-number() and cell-content-is-between(0,1)" table:allow-empty-cell="true" table:base-cell-address="'Fee, Profit &amp; ROI'.D9">
          <table:error-message table:message-type="stop" table:title="Enter Price per Share" table:display="true">
            <text:p>Please enter a value between $0.01 and $1.00.</text:p>
          </table:error-message>
        </table:content-validation>
      </table:content-validations>
      <table:table table:name="CONVICT 7054_WI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4" table:default-cell-style-name="Default"/>
        <table:table-column table:style-name="co4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3">
            <text:p>Multiple Contract Calculator</text:p>
          </table:table-cell>
          <table:covered-table-cell table:number-columns-repeated="6" table:style-name="ce9"/>
          <table:covered-table-cell table:style-name="ce33"/>
          <table:table-cell table:number-columns-repeated="1015"/>
        </table:table-row>
        <table:table-row table:style-name="ro2">
          <table:table-cell/>
          <table:covered-table-cell table:style-name="ce2"/>
          <table:covered-table-cell table:number-columns-repeated="6" table:style-name="ce10"/>
          <table:covered-table-cell table:style-name="ce34"/>
          <table:table-cell table:number-columns-repeated="1015"/>
        </table:table-row>
        <table:table-row table:style-name="ro1">
          <table:table-cell/>
          <table:covered-table-cell table:style-name="ce3"/>
          <table:covered-table-cell table:number-columns-repeated="6" table:style-name="ce11"/>
          <table:covered-table-cell table:style-name="ce35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ontract</text:p>
          </table:table-cell>
          <table:table-cell table:style-name="ce12" office:value-type="string" calcext:value-type="string">
            <text:p>Position</text:p>
          </table:table-cell>
          <table:table-cell table:style-name="ce12" office:value-type="string" calcext:value-type="string">
            <text:p>Shares</text:p>
          </table:table-cell>
          <table:table-cell table:style-name="ce17" office:value-type="string" calcext:value-type="string">
            <text:p>Price</text:p>
          </table:table-cell>
          <table:table-cell table:style-name="ce8" office:value-type="string" calcext:value-type="string">
            <text:p>G/L if it doesn't happen</text:p>
          </table:table-cell>
          <table:table-cell table:style-name="ce26" office:value-type="string" calcext:value-type="string">
            <text:p>G/L if it happens</text:p>
          </table:table-cell>
          <table:table-cell table:style-name="ce4" office:value-type="string" calcext:value-type="string">
            <text:p>Overall G/L if it Happens</text:p>
          </table:table-cell>
          <table:table-cell table:style-name="ce26" office:value-type="string" calcext:value-type="string">
            <text:p>Payout if it Happens</text:p>
          </table:table-cell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50 or fewer</text:p>
          </table:table-cell>
          <table:table-cell table:style-name="ce13" table:content-validation-name="val1" office:value-type="string" calcext:value-type="string">
            <text:p><text:s text:c="7"/>NO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content-validation-name="val2" office:value-type="float" office:value="0.85" calcext:value-type="float">
            <text:p><text:s/>$0.85 </text:p>
          </table:table-cell>
          <table:table-cell table:style-name="ce23" table:formula="of:=IF([.C6]=&quot;yes&quot;;([.D6]*[.E6])*-1;([.D6]-([.D6]*[.E6]))*0.9)" office:value-type="float" office:value="0.135" calcext:value-type="float">
            <text:p><text:s/>$0.14 </text:p>
          </table:table-cell>
          <table:table-cell table:style-name="ce27" table:formula="of:=IF([.C6]=&quot;yes&quot;;([.D6]-([.D6]*[.E6]))*0.9;([.D6]*[.E6])*-1)" office:value-type="float" office:value="-0.85" calcext:value-type="float">
            <text:p><text:s/>$(0.85)</text:p>
          </table:table-cell>
          <table:table-cell table:style-name="ce29" table:formula="of:=IF([.D6]=0;&quot;&quot;;[.G6]+(SUM([.F$6:.F$35])-[.F6]))" office:value-type="float" office:value="0.005" calcext:value-type="float">
            <text:p><text:s/>$0.01 </text:p>
          </table:table-cell>
          <table:table-cell table:style-name="ce36" table:formula="of:=IF([.D6]=0;&quot;&quot;;([.H6]+[.H$37]))" office:value-type="float" office:value="0.012" calcext:value-type="float">
            <text:p><text:s/>$0.01 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string" calcext:value-type="string">
            <text:p><text:s text:c="2"/>51 or 52</text:p>
          </table:table-cell>
          <table:table-cell table:style-name="ce14" table:content-validation-name="val1" office:value-type="string" calcext:value-type="string">
            <text:p><text:s text:c="7"/>NO</text:p>
          </table:table-cell>
          <table:table-cell table:style-name="ce14" office:value-type="float" office:value="1" calcext:value-type="float">
            <text:p>1</text:p>
          </table:table-cell>
          <table:table-cell table:style-name="ce19" table:content-validation-name="val2" office:value-type="float" office:value="0.88" calcext:value-type="float">
            <text:p><text:s/>$0.88 </text:p>
          </table:table-cell>
          <table:table-cell table:style-name="ce24" table:formula="of:=IF([.C7]=&quot;yes&quot;;([.D7]*[.E7])*-1;([.D7]-([.D7]*[.E7]))*0.9)" office:value-type="float" office:value="0.108" calcext:value-type="float">
            <text:p><text:s/>$0.11 </text:p>
          </table:table-cell>
          <table:table-cell table:style-name="ce28" table:formula="of:=IF([.C7]=&quot;yes&quot;;([.D7]-([.D7]*[.E7]))*0.9;([.D7]*[.E7])*-1)" office:value-type="float" office:value="-0.88" calcext:value-type="float">
            <text:p><text:s/>$(0.88)</text:p>
          </table:table-cell>
          <table:table-cell table:style-name="ce30" table:formula="of:=IF([.D7]=0;&quot;&quot;;[.G7]+(SUM([.F$6:.F$35])-[.F7]))" office:value-type="float" office:value="0.002" calcext:value-type="float">
            <text:p><text:s/>$0.00 </text:p>
          </table:table-cell>
          <table:table-cell table:style-name="ce37" table:formula="of:=IF([.D7]=0;&quot;&quot;;([.H7]+[.H$37]))" office:value-type="float" office:value="0.00900000000000001" calcext:value-type="float">
            <text:p><text:s/>$0.01 </text:p>
          </table:table-cell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<text:s text:c="2"/>53 or 54</text:p>
          </table:table-cell>
          <table:table-cell table:style-name="ce13" table:content-validation-name="val1" office:value-type="string" calcext:value-type="string">
            <text:p><text:s text:c="7"/>NO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content-validation-name="val2" office:value-type="float" office:value="0.87" calcext:value-type="float">
            <text:p><text:s/>$0.87 </text:p>
          </table:table-cell>
          <table:table-cell table:style-name="ce23" table:formula="of:=IF([.C8]=&quot;yes&quot;;([.D8]*[.E8])*-1;([.D8]-([.D8]*[.E8]))*0.9)" office:value-type="float" office:value="0.117" calcext:value-type="float">
            <text:p><text:s/>$0.12 </text:p>
          </table:table-cell>
          <table:table-cell table:style-name="ce27" table:formula="of:=IF([.C8]=&quot;yes&quot;;([.D8]-([.D8]*[.E8]))*0.9;([.D8]*[.E8])*-1)" office:value-type="float" office:value="-0.87" calcext:value-type="float">
            <text:p><text:s/>$(0.87)</text:p>
          </table:table-cell>
          <table:table-cell table:style-name="ce29" table:formula="of:=IF([.D8]=0;&quot;&quot;;[.G8]+(SUM([.F$6:.F$35])-[.F8]))" office:value-type="float" office:value="0.003" calcext:value-type="float">
            <text:p><text:s/>$0.00 </text:p>
          </table:table-cell>
          <table:table-cell table:style-name="ce36" table:formula="of:=IF([.D8]=0;&quot;&quot;;([.H8]+[.H$37]))" office:value-type="float" office:value="0.01" calcext:value-type="float">
            <text:p><text:s/>$0.01 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string" calcext:value-type="string">
            <text:p><text:s text:c="2"/>55 or 56</text:p>
          </table:table-cell>
          <table:table-cell table:style-name="ce14" table:content-validation-name="val1" office:value-type="string" calcext:value-type="string">
            <text:p><text:s text:c="7"/>NO</text:p>
          </table:table-cell>
          <table:table-cell table:style-name="ce14" office:value-type="float" office:value="1" calcext:value-type="float">
            <text:p>1</text:p>
          </table:table-cell>
          <table:table-cell table:style-name="ce19" table:content-validation-name="val2" office:value-type="float" office:value="0.85" calcext:value-type="float">
            <text:p><text:s/>$0.85 </text:p>
          </table:table-cell>
          <table:table-cell table:style-name="ce24" table:formula="of:=IF([.C9]=&quot;yes&quot;;([.D9]*[.E9])*-1;([.D9]-([.D9]*[.E9]))*0.9)" office:value-type="float" office:value="0.135" calcext:value-type="float">
            <text:p><text:s/>$0.14 </text:p>
          </table:table-cell>
          <table:table-cell table:style-name="ce28" table:formula="of:=IF([.C9]=&quot;yes&quot;;([.D9]-([.D9]*[.E9]))*0.9;([.D9]*[.E9])*-1)" office:value-type="float" office:value="-0.85" calcext:value-type="float">
            <text:p><text:s/>$(0.85)</text:p>
          </table:table-cell>
          <table:table-cell table:style-name="ce30" table:formula="of:=IF([.D9]=0;&quot;&quot;;[.G9]+(SUM([.F$6:.F$35])-[.F9]))" office:value-type="float" office:value="0.005" calcext:value-type="float">
            <text:p><text:s/>$0.01 </text:p>
          </table:table-cell>
          <table:table-cell table:style-name="ce37" table:formula="of:=IF([.D9]=0;&quot;&quot;;([.H9]+[.H$37]))" office:value-type="float" office:value="0.012" calcext:value-type="float">
            <text:p><text:s/>$0.01 </text:p>
          </table:table-cell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<text:s text:c="2"/>57 or 58</text:p>
          </table:table-cell>
          <table:table-cell table:style-name="ce13" table:content-validation-name="val1" office:value-type="string" calcext:value-type="string">
            <text:p><text:s text:c="7"/>NO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content-validation-name="val2" office:value-type="float" office:value="0.87" calcext:value-type="float">
            <text:p><text:s/>$0.87 </text:p>
          </table:table-cell>
          <table:table-cell table:style-name="ce23" table:formula="of:=IF([.C10]=&quot;yes&quot;;([.D10]*[.E10])*-1;([.D10]-([.D10]*[.E10]))*0.9)" office:value-type="float" office:value="0.117" calcext:value-type="float">
            <text:p><text:s/>$0.12 </text:p>
          </table:table-cell>
          <table:table-cell table:style-name="ce27" table:formula="of:=IF([.C10]=&quot;yes&quot;;([.D10]-([.D10]*[.E10]))*0.9;([.D10]*[.E10])*-1)" office:value-type="float" office:value="-0.87" calcext:value-type="float">
            <text:p><text:s/>$(0.87)</text:p>
          </table:table-cell>
          <table:table-cell table:style-name="ce29" table:formula="of:=IF([.D10]=0;&quot;&quot;;[.G10]+(SUM([.F$6:.F$35])-[.F10]))" office:value-type="float" office:value="0.003" calcext:value-type="float">
            <text:p><text:s/>$0.00 </text:p>
          </table:table-cell>
          <table:table-cell table:style-name="ce36" table:formula="of:=IF([.D10]=0;&quot;&quot;;([.H10]+[.H$37]))" office:value-type="float" office:value="0.01" calcext:value-type="float">
            <text:p><text:s/>$0.01 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string" calcext:value-type="string">
            <text:p><text:s text:c="2"/>59 or 60</text:p>
          </table:table-cell>
          <table:table-cell table:style-name="ce14" table:content-validation-name="val1" office:value-type="string" calcext:value-type="string">
            <text:p><text:s text:c="7"/>NO</text:p>
          </table:table-cell>
          <table:table-cell table:style-name="ce14" office:value-type="float" office:value="1" calcext:value-type="float">
            <text:p>1</text:p>
          </table:table-cell>
          <table:table-cell table:style-name="ce19" table:content-validation-name="val2" office:value-type="float" office:value="0.93" calcext:value-type="float">
            <text:p><text:s/>$0.93 </text:p>
          </table:table-cell>
          <table:table-cell table:style-name="ce24" table:formula="of:=IF([.C11]=&quot;yes&quot;;([.D11]*[.E11])*-1;([.D11]-([.D11]*[.E11]))*0.9)" office:value-type="float" office:value="0.063" calcext:value-type="float">
            <text:p><text:s/>$0.06 </text:p>
          </table:table-cell>
          <table:table-cell table:style-name="ce28" table:formula="of:=IF([.C11]=&quot;yes&quot;;([.D11]-([.D11]*[.E11]))*0.9;([.D11]*[.E11])*-1)" office:value-type="float" office:value="-0.93" calcext:value-type="float">
            <text:p><text:s/>$(0.93)</text:p>
          </table:table-cell>
          <table:table-cell table:style-name="ce30" table:formula="of:=IF([.D11]=0;&quot;&quot;;[.G11]+(SUM([.F$6:.F$35])-[.F11]))" office:value-type="float" office:value="-0.003" calcext:value-type="float">
            <text:p><text:s/>$(0.00)</text:p>
          </table:table-cell>
          <table:table-cell table:style-name="ce37" table:formula="of:=IF([.D11]=0;&quot;&quot;;([.H11]+[.H$37]))" office:value-type="float" office:value="0.004" calcext:value-type="float">
            <text:p><text:s/>$0.00 </text:p>
          </table:table-cell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<text:s text:c="2"/>61 or 62</text:p>
          </table:table-cell>
          <table:table-cell table:style-name="ce13" table:content-validation-name="val1" office:value-type="string" calcext:value-type="string">
            <text:p><text:s text:c="7"/>NO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content-validation-name="val2" office:value-type="float" office:value="0.94" calcext:value-type="float">
            <text:p><text:s/>$0.94 </text:p>
          </table:table-cell>
          <table:table-cell table:style-name="ce23" table:formula="of:=IF([.C12]=&quot;yes&quot;;([.D12]*[.E12])*-1;([.D12]-([.D12]*[.E12]))*0.9)" office:value-type="float" office:value="0.054" calcext:value-type="float">
            <text:p><text:s/>$0.05 </text:p>
          </table:table-cell>
          <table:table-cell table:style-name="ce27" table:formula="of:=IF([.C12]=&quot;yes&quot;;([.D12]-([.D12]*[.E12]))*0.9;([.D12]*[.E12])*-1)" office:value-type="float" office:value="-0.94" calcext:value-type="float">
            <text:p><text:s/>$(0.94)</text:p>
          </table:table-cell>
          <table:table-cell table:style-name="ce29" table:formula="of:=IF([.D12]=0;&quot;&quot;;[.G12]+(SUM([.F$6:.F$35])-[.F12]))" office:value-type="float" office:value="-0.004" calcext:value-type="float">
            <text:p><text:s/>$(0.00)</text:p>
          </table:table-cell>
          <table:table-cell table:style-name="ce36" table:formula="of:=IF([.D12]=0;&quot;&quot;;([.H12]+[.H$37]))" office:value-type="float" office:value="0.003" calcext:value-type="float">
            <text:p><text:s/>$0.00 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string" calcext:value-type="string">
            <text:p><text:s text:c="2"/>63 or 64</text:p>
          </table:table-cell>
          <table:table-cell table:style-name="ce14" table:content-validation-name="val1" office:value-type="string" calcext:value-type="string">
            <text:p><text:s text:c="7"/>NO</text:p>
          </table:table-cell>
          <table:table-cell table:style-name="ce14" office:value-type="float" office:value="1" calcext:value-type="float">
            <text:p>1</text:p>
          </table:table-cell>
          <table:table-cell table:style-name="ce19" table:content-validation-name="val2" office:value-type="float" office:value="0.96" calcext:value-type="float">
            <text:p><text:s/>$0.96 </text:p>
          </table:table-cell>
          <table:table-cell table:style-name="ce24" table:formula="of:=IF([.C13]=&quot;yes&quot;;([.D13]*[.E13])*-1;([.D13]-([.D13]*[.E13]))*0.9)" office:value-type="float" office:value="0.036" calcext:value-type="float">
            <text:p><text:s/>$0.04 </text:p>
          </table:table-cell>
          <table:table-cell table:style-name="ce28" table:formula="of:=IF([.C13]=&quot;yes&quot;;([.D13]-([.D13]*[.E13]))*0.9;([.D13]*[.E13])*-1)" office:value-type="float" office:value="-0.96" calcext:value-type="float">
            <text:p><text:s/>$(0.96)</text:p>
          </table:table-cell>
          <table:table-cell table:style-name="ce30" table:formula="of:=IF([.D13]=0;&quot;&quot;;[.G13]+(SUM([.F$6:.F$35])-[.F13]))" office:value-type="float" office:value="-0.00600000000000001" calcext:value-type="float">
            <text:p><text:s/>$(0.01)</text:p>
          </table:table-cell>
          <table:table-cell table:style-name="ce37" table:formula="of:=IF([.D13]=0;&quot;&quot;;([.H13]+[.H$37]))" office:value-type="float" office:value="0.001" calcext:value-type="float">
            <text:p><text:s/>$0.00 </text:p>
          </table:table-cell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<text:s text:c="2"/>65 or 66</text:p>
          </table:table-cell>
          <table:table-cell table:style-name="ce13" table:content-validation-name="val1" office:value-type="string" calcext:value-type="string">
            <text:p><text:s text:c="7"/>NO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content-validation-name="val2" office:value-type="float" office:value="0.97" calcext:value-type="float">
            <text:p><text:s/>$0.97 </text:p>
          </table:table-cell>
          <table:table-cell table:style-name="ce23" table:formula="of:=IF([.C14]=&quot;yes&quot;;([.D14]*[.E14])*-1;([.D14]-([.D14]*[.E14]))*0.9)" office:value-type="float" office:value="0.027" calcext:value-type="float">
            <text:p><text:s/>$0.03 </text:p>
          </table:table-cell>
          <table:table-cell table:style-name="ce27" table:formula="of:=IF([.C14]=&quot;yes&quot;;([.D14]-([.D14]*[.E14]))*0.9;([.D14]*[.E14])*-1)" office:value-type="float" office:value="-0.97" calcext:value-type="float">
            <text:p><text:s/>$(0.97)</text:p>
          </table:table-cell>
          <table:table-cell table:style-name="ce29" table:formula="of:=IF([.D14]=0;&quot;&quot;;[.G14]+(SUM([.F$6:.F$35])-[.F14]))" office:value-type="float" office:value="-0.00700000000000001" calcext:value-type="float">
            <text:p><text:s/>$(0.01)</text:p>
          </table:table-cell>
          <table:table-cell table:style-name="ce36" table:formula="of:=IF([.D14]=0;&quot;&quot;;([.H14]+[.H$37]))" office:value-type="float" office:value="0" calcext:value-type="float">
            <text:p><text:s/>$- <text:s text:c="2"/>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string" calcext:value-type="string">
            <text:p><text:s/>67 or more</text:p>
          </table:table-cell>
          <table:table-cell table:style-name="ce14" table:content-validation-name="val1" office:value-type="string" calcext:value-type="string">
            <text:p><text:s text:c="7"/>NO</text:p>
          </table:table-cell>
          <table:table-cell table:style-name="ce14" office:value-type="float" office:value="1" calcext:value-type="float">
            <text:p>1</text:p>
          </table:table-cell>
          <table:table-cell table:style-name="ce19" table:content-validation-name="val2" office:value-type="float" office:value="0.78" calcext:value-type="float">
            <text:p><text:s/>$0.78 </text:p>
          </table:table-cell>
          <table:table-cell table:style-name="ce24" table:formula="of:=IF([.C15]=&quot;yes&quot;;([.D15]*[.E15])*-1;([.D15]-([.D15]*[.E15]))*0.9)" office:value-type="float" office:value="0.198" calcext:value-type="float">
            <text:p><text:s/>$0.20 </text:p>
          </table:table-cell>
          <table:table-cell table:style-name="ce28" table:formula="of:=IF([.C15]=&quot;yes&quot;;([.D15]-([.D15]*[.E15]))*0.9;([.D15]*[.E15])*-1)" office:value-type="float" office:value="-0.78" calcext:value-type="float">
            <text:p><text:s/>$(0.78)</text:p>
          </table:table-cell>
          <table:table-cell table:style-name="ce30" table:formula="of:=IF([.D15]=0;&quot;&quot;;[.G15]+(SUM([.F$6:.F$35])-[.F15]))" office:value-type="float" office:value="0.012" calcext:value-type="float">
            <text:p><text:s/>$0.01 </text:p>
          </table:table-cell>
          <table:table-cell table:style-name="ce37" table:formula="of:=IF([.D15]=0;&quot;&quot;;([.H15]+[.H$37]))" office:value-type="float" office:value="0.019" calcext:value-type="float">
            <text:p><text:s/>$0.02 </text:p>
          </table:table-cell>
          <table:table-cell table:number-columns-repeated="1015"/>
        </table:table-row>
        <table:table-row table:style-name="ro2">
          <table:table-cell/>
          <table:table-cell table:style-name="ce5"/>
          <table:table-cell table:style-name="ce13" table:content-validation-name="val1"/>
          <table:table-cell table:style-name="ce13"/>
          <table:table-cell table:style-name="ce18" table:content-validation-name="val2"/>
          <table:table-cell table:style-name="ce23" table:formula="of:=IF([.C16]=&quot;yes&quot;;([.D16]*[.E16])*-1;([.D16]-([.D16]*[.E16]))*0.9)" office:value-type="float" office:value="0" calcext:value-type="float">
            <text:p><text:s/>$- <text:s text:c="2"/></text:p>
          </table:table-cell>
          <table:table-cell table:style-name="ce27" table:formula="of:=IF([.C16]=&quot;yes&quot;;([.D16]-([.D16]*[.E16]))*0.9;([.D16]*[.E16])*-1)" office:value-type="float" office:value="-0" calcext:value-type="float">
            <text:p><text:s/>$- <text:s text:c="2"/></text:p>
          </table:table-cell>
          <table:table-cell table:style-name="ce29" table:formula="of:=IF([.D16]=0;&quot;&quot;;[.G16]+(SUM([.F$6:.F$35])-[.F16]))">
            <text:p><text:s text:c="2"/></text:p>
          </table:table-cell>
          <table:table-cell table:style-name="ce36" table:formula="of:=IF([.D16]=0;&quot;&quot;;([.H16]+[.H$37]))">
            <text:p><text:s text:c="2"/></text:p>
          </table:table-cell>
          <table:table-cell table:number-columns-repeated="1015"/>
        </table:table-row>
        <table:table-row table:style-name="ro2">
          <table:table-cell/>
          <table:table-cell table:style-name="ce6"/>
          <table:table-cell table:style-name="ce14" table:content-validation-name="val1"/>
          <table:table-cell table:style-name="ce14"/>
          <table:table-cell table:style-name="ce19" table:content-validation-name="val2"/>
          <table:table-cell table:style-name="ce24" table:formula="of:=IF([.C17]=&quot;yes&quot;;([.D17]*[.E17])*-1;([.D17]-([.D17]*[.E17]))*0.9)" office:value-type="float" office:value="0" calcext:value-type="float">
            <text:p><text:s/>$- <text:s text:c="2"/></text:p>
          </table:table-cell>
          <table:table-cell table:style-name="ce28" table:formula="of:=IF([.C17]=&quot;yes&quot;;([.D17]-([.D17]*[.E17]))*0.9;([.D17]*[.E17])*-1)" office:value-type="float" office:value="-0" calcext:value-type="float">
            <text:p><text:s/>$- <text:s text:c="2"/></text:p>
          </table:table-cell>
          <table:table-cell table:style-name="ce30" table:formula="of:=IF([.D17]=0;&quot;&quot;;[.G17]+(SUM([.F$6:.F$35])-[.F17]))">
            <text:p><text:s text:c="2"/></text:p>
          </table:table-cell>
          <table:table-cell table:style-name="ce37" table:formula="of:=IF([.D17]=0;&quot;&quot;;([.H17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5"/>
          <table:table-cell table:style-name="ce13" table:content-validation-name="val1"/>
          <table:table-cell table:style-name="ce13"/>
          <table:table-cell table:style-name="ce18" table:content-validation-name="val2"/>
          <table:table-cell table:style-name="ce23" table:formula="of:=IF([.C18]=&quot;yes&quot;;([.D18]*[.E18])*-1;([.D18]-([.D18]*[.E18]))*0.9)" office:value-type="float" office:value="0" calcext:value-type="float">
            <text:p><text:s/>$- <text:s text:c="2"/></text:p>
          </table:table-cell>
          <table:table-cell table:style-name="ce27" table:formula="of:=IF([.C18]=&quot;yes&quot;;([.D18]-([.D18]*[.E18]))*0.9;([.D18]*[.E18])*-1)" office:value-type="float" office:value="-0" calcext:value-type="float">
            <text:p><text:s/>$- <text:s text:c="2"/></text:p>
          </table:table-cell>
          <table:table-cell table:style-name="ce29" table:formula="of:=IF([.D18]=0;&quot;&quot;;[.G18]+(SUM([.F$6:.F$35])-[.F18]))">
            <text:p><text:s text:c="2"/></text:p>
          </table:table-cell>
          <table:table-cell table:style-name="ce36" table:formula="of:=IF([.D18]=0;&quot;&quot;;([.H18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6"/>
          <table:table-cell table:style-name="ce14" table:content-validation-name="val1"/>
          <table:table-cell table:style-name="ce14"/>
          <table:table-cell table:style-name="ce19" table:content-validation-name="val2"/>
          <table:table-cell table:style-name="ce24" table:formula="of:=IF([.C19]=&quot;yes&quot;;([.D19]*[.E19])*-1;([.D19]-([.D19]*[.E19]))*0.9)" office:value-type="float" office:value="0" calcext:value-type="float">
            <text:p><text:s/>$- <text:s text:c="2"/></text:p>
          </table:table-cell>
          <table:table-cell table:style-name="ce28" table:formula="of:=IF([.C19]=&quot;yes&quot;;([.D19]-([.D19]*[.E19]))*0.9;([.D19]*[.E19])*-1)" office:value-type="float" office:value="-0" calcext:value-type="float">
            <text:p><text:s/>$- <text:s text:c="2"/></text:p>
          </table:table-cell>
          <table:table-cell table:style-name="ce30" table:formula="of:=IF([.D19]=0;&quot;&quot;;[.G19]+(SUM([.F$6:.F$35])-[.F19]))">
            <text:p><text:s text:c="2"/></text:p>
          </table:table-cell>
          <table:table-cell table:style-name="ce37" table:formula="of:=IF([.D19]=0;&quot;&quot;;([.H19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5"/>
          <table:table-cell table:style-name="ce13" table:content-validation-name="val1"/>
          <table:table-cell table:style-name="ce13"/>
          <table:table-cell table:style-name="ce18" table:content-validation-name="val2"/>
          <table:table-cell table:style-name="ce23" table:formula="of:=IF([.C20]=&quot;yes&quot;;([.D20]*[.E20])*-1;([.D20]-([.D20]*[.E20]))*0.9)" office:value-type="float" office:value="0" calcext:value-type="float">
            <text:p><text:s/>$- <text:s text:c="2"/></text:p>
          </table:table-cell>
          <table:table-cell table:style-name="ce27" table:formula="of:=IF([.C20]=&quot;yes&quot;;([.D20]-([.D20]*[.E20]))*0.9;([.D20]*[.E20])*-1)" office:value-type="float" office:value="-0" calcext:value-type="float">
            <text:p><text:s/>$- <text:s text:c="2"/></text:p>
          </table:table-cell>
          <table:table-cell table:style-name="ce29" table:formula="of:=IF([.D20]=0;&quot;&quot;;[.G20]+(SUM([.F$6:.F$35])-[.F20]))">
            <text:p><text:s text:c="2"/></text:p>
          </table:table-cell>
          <table:table-cell table:style-name="ce36" table:formula="of:=IF([.D20]=0;&quot;&quot;;([.H20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6"/>
          <table:table-cell table:style-name="ce14" table:content-validation-name="val1"/>
          <table:table-cell table:style-name="ce14"/>
          <table:table-cell table:style-name="ce19" table:content-validation-name="val2"/>
          <table:table-cell table:style-name="ce24" table:formula="of:=IF([.C21]=&quot;yes&quot;;([.D21]*[.E21])*-1;([.D21]-([.D21]*[.E21]))*0.9)" office:value-type="float" office:value="0" calcext:value-type="float">
            <text:p><text:s/>$- <text:s text:c="2"/></text:p>
          </table:table-cell>
          <table:table-cell table:style-name="ce28" table:formula="of:=IF([.C21]=&quot;yes&quot;;([.D21]-([.D21]*[.E21]))*0.9;([.D21]*[.E21])*-1)" office:value-type="float" office:value="-0" calcext:value-type="float">
            <text:p><text:s/>$- <text:s text:c="2"/></text:p>
          </table:table-cell>
          <table:table-cell table:style-name="ce30" table:formula="of:=IF([.D21]=0;&quot;&quot;;[.G21]+(SUM([.F$6:.F$35])-[.F21]))">
            <text:p><text:s text:c="2"/></text:p>
          </table:table-cell>
          <table:table-cell table:style-name="ce37" table:formula="of:=IF([.D21]=0;&quot;&quot;;([.H21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5"/>
          <table:table-cell table:style-name="ce13" table:content-validation-name="val1"/>
          <table:table-cell table:style-name="ce13"/>
          <table:table-cell table:style-name="ce18" table:content-validation-name="val2"/>
          <table:table-cell table:style-name="ce23" table:formula="of:=IF([.C22]=&quot;yes&quot;;([.D22]*[.E22])*-1;([.D22]-([.D22]*[.E22]))*0.9)" office:value-type="float" office:value="0" calcext:value-type="float">
            <text:p><text:s/>$- <text:s text:c="2"/></text:p>
          </table:table-cell>
          <table:table-cell table:style-name="ce27" table:formula="of:=IF([.C22]=&quot;yes&quot;;([.D22]-([.D22]*[.E22]))*0.9;([.D22]*[.E22])*-1)" office:value-type="float" office:value="-0" calcext:value-type="float">
            <text:p><text:s/>$- <text:s text:c="2"/></text:p>
          </table:table-cell>
          <table:table-cell table:style-name="ce29" table:formula="of:=IF([.D22]=0;&quot;&quot;;[.G22]+(SUM([.F$6:.F$35])-[.F22]))">
            <text:p><text:s text:c="2"/></text:p>
          </table:table-cell>
          <table:table-cell table:style-name="ce36" table:formula="of:=IF([.D22]=0;&quot;&quot;;([.H22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6"/>
          <table:table-cell table:style-name="ce14" table:content-validation-name="val1"/>
          <table:table-cell table:style-name="ce14"/>
          <table:table-cell table:style-name="ce19" table:content-validation-name="val2"/>
          <table:table-cell table:style-name="ce24" table:formula="of:=IF([.C23]=&quot;yes&quot;;([.D23]*[.E23])*-1;([.D23]-([.D23]*[.E23]))*0.9)" office:value-type="float" office:value="0" calcext:value-type="float">
            <text:p><text:s/>$- <text:s text:c="2"/></text:p>
          </table:table-cell>
          <table:table-cell table:style-name="ce28" table:formula="of:=IF([.C23]=&quot;yes&quot;;([.D23]-([.D23]*[.E23]))*0.9;([.D23]*[.E23])*-1)" office:value-type="float" office:value="-0" calcext:value-type="float">
            <text:p><text:s/>$- <text:s text:c="2"/></text:p>
          </table:table-cell>
          <table:table-cell table:style-name="ce30" table:formula="of:=IF([.D23]=0;&quot;&quot;;[.G23]+(SUM([.F$6:.F$35])-[.F23]))">
            <text:p><text:s text:c="2"/></text:p>
          </table:table-cell>
          <table:table-cell table:style-name="ce37" table:formula="of:=IF([.D23]=0;&quot;&quot;;([.H23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5"/>
          <table:table-cell table:style-name="ce13" table:content-validation-name="val1"/>
          <table:table-cell table:style-name="ce13"/>
          <table:table-cell table:style-name="ce18" table:content-validation-name="val2"/>
          <table:table-cell table:style-name="ce23" table:formula="of:=IF([.C24]=&quot;yes&quot;;([.D24]*[.E24])*-1;([.D24]-([.D24]*[.E24]))*0.9)" office:value-type="float" office:value="0" calcext:value-type="float">
            <text:p><text:s/>$- <text:s text:c="2"/></text:p>
          </table:table-cell>
          <table:table-cell table:style-name="ce27" table:formula="of:=IF([.C24]=&quot;yes&quot;;([.D24]-([.D24]*[.E24]))*0.9;([.D24]*[.E24])*-1)" office:value-type="float" office:value="-0" calcext:value-type="float">
            <text:p><text:s/>$- <text:s text:c="2"/></text:p>
          </table:table-cell>
          <table:table-cell table:style-name="ce29" table:formula="of:=IF([.D24]=0;&quot;&quot;;[.G24]+(SUM([.F$6:.F$35])-[.F24]))">
            <text:p><text:s text:c="2"/></text:p>
          </table:table-cell>
          <table:table-cell table:style-name="ce36" table:formula="of:=IF([.D24]=0;&quot;&quot;;([.H24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6"/>
          <table:table-cell table:style-name="ce14" table:content-validation-name="val1"/>
          <table:table-cell table:style-name="ce14"/>
          <table:table-cell table:style-name="ce19" table:content-validation-name="val2"/>
          <table:table-cell table:style-name="ce24" table:formula="of:=IF([.C25]=&quot;yes&quot;;([.D25]*[.E25])*-1;([.D25]-([.D25]*[.E25]))*0.9)" office:value-type="float" office:value="0" calcext:value-type="float">
            <text:p><text:s/>$- <text:s text:c="2"/></text:p>
          </table:table-cell>
          <table:table-cell table:style-name="ce28" table:formula="of:=IF([.C25]=&quot;yes&quot;;([.D25]-([.D25]*[.E25]))*0.9;([.D25]*[.E25])*-1)" office:value-type="float" office:value="-0" calcext:value-type="float">
            <text:p><text:s/>$- <text:s text:c="2"/></text:p>
          </table:table-cell>
          <table:table-cell table:style-name="ce30" table:formula="of:=IF([.D25]=0;&quot;&quot;;[.G25]+(SUM([.F$6:.F$35])-[.F25]))">
            <text:p><text:s text:c="2"/></text:p>
          </table:table-cell>
          <table:table-cell table:style-name="ce37" table:formula="of:=IF([.D25]=0;&quot;&quot;;([.H25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5"/>
          <table:table-cell table:style-name="ce13" table:content-validation-name="val1"/>
          <table:table-cell table:style-name="ce13"/>
          <table:table-cell table:style-name="ce18" table:content-validation-name="val2"/>
          <table:table-cell table:style-name="ce23" table:formula="of:=IF([.C26]=&quot;yes&quot;;([.D26]*[.E26])*-1;([.D26]-([.D26]*[.E26]))*0.9)" office:value-type="float" office:value="0" calcext:value-type="float">
            <text:p><text:s/>$- <text:s text:c="2"/></text:p>
          </table:table-cell>
          <table:table-cell table:style-name="ce27" table:formula="of:=IF([.C26]=&quot;yes&quot;;([.D26]-([.D26]*[.E26]))*0.9;([.D26]*[.E26])*-1)" office:value-type="float" office:value="-0" calcext:value-type="float">
            <text:p><text:s/>$- <text:s text:c="2"/></text:p>
          </table:table-cell>
          <table:table-cell table:style-name="ce29" table:formula="of:=IF([.D26]=0;&quot;&quot;;[.G26]+(SUM([.F$6:.F$35])-[.F26]))">
            <text:p><text:s text:c="2"/></text:p>
          </table:table-cell>
          <table:table-cell table:style-name="ce36" table:formula="of:=IF([.D26]=0;&quot;&quot;;([.H26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6"/>
          <table:table-cell table:style-name="ce14" table:content-validation-name="val1"/>
          <table:table-cell table:style-name="ce14"/>
          <table:table-cell table:style-name="ce19" table:content-validation-name="val2"/>
          <table:table-cell table:style-name="ce24" table:formula="of:=IF([.C27]=&quot;yes&quot;;([.D27]*[.E27])*-1;([.D27]-([.D27]*[.E27]))*0.9)" office:value-type="float" office:value="0" calcext:value-type="float">
            <text:p><text:s/>$- <text:s text:c="2"/></text:p>
          </table:table-cell>
          <table:table-cell table:style-name="ce28" table:formula="of:=IF([.C27]=&quot;yes&quot;;([.D27]-([.D27]*[.E27]))*0.9;([.D27]*[.E27])*-1)" office:value-type="float" office:value="-0" calcext:value-type="float">
            <text:p><text:s/>$- <text:s text:c="2"/></text:p>
          </table:table-cell>
          <table:table-cell table:style-name="ce30" table:formula="of:=IF([.D27]=0;&quot;&quot;;[.G27]+(SUM([.F$6:.F$35])-[.F27]))">
            <text:p><text:s text:c="2"/></text:p>
          </table:table-cell>
          <table:table-cell table:style-name="ce37" table:formula="of:=IF([.D27]=0;&quot;&quot;;([.H27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5"/>
          <table:table-cell table:style-name="ce13" table:content-validation-name="val1"/>
          <table:table-cell table:style-name="ce13"/>
          <table:table-cell table:style-name="ce18" table:content-validation-name="val2"/>
          <table:table-cell table:style-name="ce23" table:formula="of:=IF([.C28]=&quot;yes&quot;;([.D28]*[.E28])*-1;([.D28]-([.D28]*[.E28]))*0.9)" office:value-type="float" office:value="0" calcext:value-type="float">
            <text:p><text:s/>$- <text:s text:c="2"/></text:p>
          </table:table-cell>
          <table:table-cell table:style-name="ce27" table:formula="of:=IF([.C28]=&quot;yes&quot;;([.D28]-([.D28]*[.E28]))*0.9;([.D28]*[.E28])*-1)" office:value-type="float" office:value="-0" calcext:value-type="float">
            <text:p><text:s/>$- <text:s text:c="2"/></text:p>
          </table:table-cell>
          <table:table-cell table:style-name="ce29" table:formula="of:=IF([.D28]=0;&quot;&quot;;[.G28]+(SUM([.F$6:.F$35])-[.F28]))">
            <text:p><text:s text:c="2"/></text:p>
          </table:table-cell>
          <table:table-cell table:style-name="ce36" table:formula="of:=IF([.D28]=0;&quot;&quot;;([.H28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6"/>
          <table:table-cell table:style-name="ce14" table:content-validation-name="val1"/>
          <table:table-cell table:style-name="ce14"/>
          <table:table-cell table:style-name="ce19" table:content-validation-name="val2"/>
          <table:table-cell table:style-name="ce24" table:formula="of:=IF([.C29]=&quot;yes&quot;;([.D29]*[.E29])*-1;([.D29]-([.D29]*[.E29]))*0.9)" office:value-type="float" office:value="0" calcext:value-type="float">
            <text:p><text:s/>$- <text:s text:c="2"/></text:p>
          </table:table-cell>
          <table:table-cell table:style-name="ce28" table:formula="of:=IF([.C29]=&quot;yes&quot;;([.D29]-([.D29]*[.E29]))*0.9;([.D29]*[.E29])*-1)" office:value-type="float" office:value="-0" calcext:value-type="float">
            <text:p><text:s/>$- <text:s text:c="2"/></text:p>
          </table:table-cell>
          <table:table-cell table:style-name="ce30" table:formula="of:=IF([.D29]=0;&quot;&quot;;[.G29]+(SUM([.F$6:.F$35])-[.F29]))">
            <text:p><text:s text:c="2"/></text:p>
          </table:table-cell>
          <table:table-cell table:style-name="ce37" table:formula="of:=IF([.D29]=0;&quot;&quot;;([.H29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5"/>
          <table:table-cell table:style-name="ce13" table:content-validation-name="val1"/>
          <table:table-cell table:style-name="ce13"/>
          <table:table-cell table:style-name="ce18" table:content-validation-name="val2"/>
          <table:table-cell table:style-name="ce23" table:formula="of:=IF([.C30]=&quot;yes&quot;;([.D30]*[.E30])*-1;([.D30]-([.D30]*[.E30]))*0.9)" office:value-type="float" office:value="0" calcext:value-type="float">
            <text:p><text:s/>$- <text:s text:c="2"/></text:p>
          </table:table-cell>
          <table:table-cell table:style-name="ce27" table:formula="of:=IF([.C30]=&quot;yes&quot;;([.D30]-([.D30]*[.E30]))*0.9;([.D30]*[.E30])*-1)" office:value-type="float" office:value="-0" calcext:value-type="float">
            <text:p><text:s/>$- <text:s text:c="2"/></text:p>
          </table:table-cell>
          <table:table-cell table:style-name="ce29" table:formula="of:=IF([.D30]=0;&quot;&quot;;[.G30]+(SUM([.F$6:.F$35])-[.F30]))">
            <text:p><text:s text:c="2"/></text:p>
          </table:table-cell>
          <table:table-cell table:style-name="ce36" table:formula="of:=IF([.D30]=0;&quot;&quot;;([.H30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6"/>
          <table:table-cell table:style-name="ce14" table:content-validation-name="val1"/>
          <table:table-cell table:style-name="ce14"/>
          <table:table-cell table:style-name="ce19" table:content-validation-name="val2"/>
          <table:table-cell table:style-name="ce24" table:formula="of:=IF([.C31]=&quot;yes&quot;;([.D31]*[.E31])*-1;([.D31]-([.D31]*[.E31]))*0.9)" office:value-type="float" office:value="0" calcext:value-type="float">
            <text:p><text:s/>$- <text:s text:c="2"/></text:p>
          </table:table-cell>
          <table:table-cell table:style-name="ce28" table:formula="of:=IF([.C31]=&quot;yes&quot;;([.D31]-([.D31]*[.E31]))*0.9;([.D31]*[.E31])*-1)" office:value-type="float" office:value="-0" calcext:value-type="float">
            <text:p><text:s/>$- <text:s text:c="2"/></text:p>
          </table:table-cell>
          <table:table-cell table:style-name="ce30" table:formula="of:=IF([.D31]=0;&quot;&quot;;[.G31]+(SUM([.F$6:.F$35])-[.F31]))">
            <text:p><text:s text:c="2"/></text:p>
          </table:table-cell>
          <table:table-cell table:style-name="ce37" table:formula="of:=IF([.D31]=0;&quot;&quot;;([.H31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5"/>
          <table:table-cell table:style-name="ce13" table:content-validation-name="val1"/>
          <table:table-cell table:style-name="ce13"/>
          <table:table-cell table:style-name="ce18" table:content-validation-name="val2"/>
          <table:table-cell table:style-name="ce23" table:formula="of:=IF([.C32]=&quot;yes&quot;;([.D32]*[.E32])*-1;([.D32]-([.D32]*[.E32]))*0.9)" office:value-type="float" office:value="0" calcext:value-type="float">
            <text:p><text:s/>$- <text:s text:c="2"/></text:p>
          </table:table-cell>
          <table:table-cell table:style-name="ce27" table:formula="of:=IF([.C32]=&quot;yes&quot;;([.D32]-([.D32]*[.E32]))*0.9;([.D32]*[.E32])*-1)" office:value-type="float" office:value="-0" calcext:value-type="float">
            <text:p><text:s/>$- <text:s text:c="2"/></text:p>
          </table:table-cell>
          <table:table-cell table:style-name="ce29" table:formula="of:=IF([.D32]=0;&quot;&quot;;[.G32]+(SUM([.F$6:.F$35])-[.F32]))">
            <text:p><text:s text:c="2"/></text:p>
          </table:table-cell>
          <table:table-cell table:style-name="ce36" table:formula="of:=IF([.D32]=0;&quot;&quot;;([.H32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6"/>
          <table:table-cell table:style-name="ce14" table:content-validation-name="val1"/>
          <table:table-cell table:style-name="ce14"/>
          <table:table-cell table:style-name="ce19" table:content-validation-name="val2"/>
          <table:table-cell table:style-name="ce24" table:formula="of:=IF([.C33]=&quot;yes&quot;;([.D33]*[.E33])*-1;([.D33]-([.D33]*[.E33]))*0.9)" office:value-type="float" office:value="0" calcext:value-type="float">
            <text:p><text:s/>$- <text:s text:c="2"/></text:p>
          </table:table-cell>
          <table:table-cell table:style-name="ce28" table:formula="of:=IF([.C33]=&quot;yes&quot;;([.D33]-([.D33]*[.E33]))*0.9;([.D33]*[.E33])*-1)" office:value-type="float" office:value="-0" calcext:value-type="float">
            <text:p><text:s/>$- <text:s text:c="2"/></text:p>
          </table:table-cell>
          <table:table-cell table:style-name="ce30" table:formula="of:=IF([.D33]=0;&quot;&quot;;[.G33]+(SUM([.F$6:.F$35])-[.F33]))">
            <text:p><text:s text:c="2"/></text:p>
          </table:table-cell>
          <table:table-cell table:style-name="ce37" table:formula="of:=IF([.D33]=0;&quot;&quot;;([.H33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5"/>
          <table:table-cell table:style-name="ce13" table:content-validation-name="val1"/>
          <table:table-cell table:style-name="ce13"/>
          <table:table-cell table:style-name="ce18" table:content-validation-name="val2"/>
          <table:table-cell table:style-name="ce23" table:formula="of:=IF([.C34]=&quot;yes&quot;;([.D34]*[.E34])*-1;([.D34]-([.D34]*[.E34]))*0.9)" office:value-type="float" office:value="0" calcext:value-type="float">
            <text:p><text:s/>$- <text:s text:c="2"/></text:p>
          </table:table-cell>
          <table:table-cell table:style-name="ce27" table:formula="of:=IF([.C34]=&quot;yes&quot;;([.D34]-([.D34]*[.E34]))*0.9;([.D34]*[.E34])*-1)" office:value-type="float" office:value="-0" calcext:value-type="float">
            <text:p><text:s/>$- <text:s text:c="2"/></text:p>
          </table:table-cell>
          <table:table-cell table:style-name="ce29" table:formula="of:=IF([.D34]=0;&quot;&quot;;[.G34]+(SUM([.F$6:.F$35])-[.F34]))">
            <text:p><text:s text:c="2"/></text:p>
          </table:table-cell>
          <table:table-cell table:style-name="ce36" table:formula="of:=IF([.D34]=0;&quot;&quot;;([.H34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6"/>
          <table:table-cell table:style-name="ce14" table:content-validation-name="val1"/>
          <table:table-cell table:style-name="ce14"/>
          <table:table-cell table:style-name="ce19" table:content-validation-name="val2"/>
          <table:table-cell table:style-name="ce24" table:formula="of:=IF([.C35]=&quot;yes&quot;;([.D35]*[.E35])*-1;([.D35]-([.D35]*[.E35]))*0.9)" office:value-type="float" office:value="0" calcext:value-type="float">
            <text:p><text:s/>$- <text:s text:c="2"/></text:p>
          </table:table-cell>
          <table:table-cell table:style-name="ce28" table:formula="of:=IF([.C35]=&quot;yes&quot;;([.D35]-([.D35]*[.E35]))*0.9;([.D35]*[.E35])*-1)" office:value-type="float" office:value="-0" calcext:value-type="float">
            <text:p><text:s/>$- <text:s text:c="2"/></text:p>
          </table:table-cell>
          <table:table-cell table:style-name="ce31" table:formula="of:=IF([.D35]=0;&quot;&quot;;[.G35]+(SUM([.F$6:.F$35])-[.F35]))">
            <text:p><text:s text:c="2"/></text:p>
          </table:table-cell>
          <table:table-cell table:style-name="ce37" table:formula="of:=IF([.D35]=0;&quot;&quot;;([.H35]+[.H$37]))">
            <text:p><text:s text:c="2"/></text:p>
          </table:table-cell>
          <table:table-cell table:number-columns-repeated="1015"/>
        </table:table-row>
        <table:table-row table:style-name="ro3">
          <table:table-cell/>
          <table:table-cell table:style-name="ce7" office:value-type="string" calcext:value-type="string">
            <text:p>None of the above</text:p>
          </table:table-cell>
          <table:table-cell table:style-name="ce15" table:number-columns-repeated="2"/>
          <table:table-cell table:style-name="ce20"/>
          <table:table-cell table:style-name="ce25"/>
          <table:table-cell table:style-name="ce20"/>
          <table:table-cell table:style-name="ce32"/>
          <table:table-cell table:style-name="ce38" table:formula="of:=([.H36]+[.H$37])" office:value-type="float" office:value="0.00700000000000001" calcext:value-type="float">
            <text:p><text:s/>$0.01 </text:p>
          </table:table-cell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Total Cost</text:p>
          </table:table-cell>
          <table:table-cell table:style-name="ce16" table:number-columns-repeated="2"/>
          <table:table-cell table:style-name="ce21" table:number-columns-repeated="3"/>
          <table:table-cell table:style-name="ce21" table:formula="of:=MIN([.H6:.H35])*-1" office:value-type="float" office:value="0.00700000000000001" calcext:value-type="float">
            <text:p><text:s/>$0.01 </text:p>
          </table:table-cell>
          <table:table-cell table:style-name="ce17"/>
          <table:table-cell table:number-columns-repeated="1015"/>
        </table:table-row>
        <table:table-row table:style-name="ro2" table:number-rows-repeated="5">
          <table:table-cell table:number-columns-repeated="4"/>
          <table:table-cell table:style-name="ce22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22" table:number-columns-repeated="4"/>
          <table:table-cell table:number-columns-repeated="1016"/>
        </table:table-row>
        <table:table-row table:style-name="ro2" table:number-rows-repeated="3">
          <table:table-cell table:number-columns-repeated="4"/>
          <table:table-cell table:style-name="ce22" table:number-columns-repeated="4"/>
          <table:table-cell table:number-columns-repeated="1016"/>
        </table:table-row>
        <table:table-row table:style-name="ro3" table:number-rows-repeated="3">
          <table:table-cell table:number-columns-repeated="5"/>
          <table:table-cell table:style-name="ce22" table:number-columns-repeated="3"/>
          <table:table-cell table:number-columns-repeated="1016"/>
        </table:table-row>
        <table:table-row table:style-name="ro3" table:number-rows-repeated="7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3" table:number-rows-repeated="10">
          <table:table-cell table:number-columns-repeated="1024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ONVICT 7054_WIP'.H6:'CONVICT 7054_WIP'.H36">
            <calcext:condition calcext:apply-style-name="ConditionalStyle_2" calcext:value="&lt;0" calcext:base-cell-address="'CONVICT 7054_WIP'.H6"/>
            <calcext:condition calcext:apply-style-name="ConditionalStyle_1" calcext:value="&gt;0" calcext:base-cell-address="'CONVICT 7054_WIP'.H6"/>
          </calcext:conditional-format>
        </calcext:conditional-formats>
      </table:table>
      <table:table table:name="CONVICT 7054 SHA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4" table:default-cell-style-name="Default"/>
        <table:table-column table:style-name="co4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3">
            <text:p>Multiple Contract Calculator</text:p>
          </table:table-cell>
          <table:covered-table-cell table:number-columns-repeated="6" table:style-name="ce9"/>
          <table:covered-table-cell table:style-name="ce33"/>
          <table:table-cell table:number-columns-repeated="1015"/>
        </table:table-row>
        <table:table-row table:style-name="ro2">
          <table:table-cell/>
          <table:covered-table-cell table:style-name="ce2"/>
          <table:covered-table-cell table:number-columns-repeated="6" table:style-name="ce10"/>
          <table:covered-table-cell table:style-name="ce34"/>
          <table:table-cell table:number-columns-repeated="1015"/>
        </table:table-row>
        <table:table-row table:style-name="ro1">
          <table:table-cell/>
          <table:covered-table-cell table:style-name="ce3"/>
          <table:covered-table-cell table:number-columns-repeated="6" table:style-name="ce11"/>
          <table:covered-table-cell table:style-name="ce35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ontract</text:p>
          </table:table-cell>
          <table:table-cell table:style-name="ce12" office:value-type="string" calcext:value-type="string">
            <text:p>Position</text:p>
          </table:table-cell>
          <table:table-cell table:style-name="ce12" office:value-type="string" calcext:value-type="string">
            <text:p>Shares</text:p>
          </table:table-cell>
          <table:table-cell table:style-name="ce17" office:value-type="string" calcext:value-type="string">
            <text:p>Price</text:p>
          </table:table-cell>
          <table:table-cell table:style-name="ce8" office:value-type="string" calcext:value-type="string">
            <text:p>G/L if it doesn't happen</text:p>
          </table:table-cell>
          <table:table-cell table:style-name="ce26" office:value-type="string" calcext:value-type="string">
            <text:p>G/L if it happens</text:p>
          </table:table-cell>
          <table:table-cell table:style-name="ce4" office:value-type="string" calcext:value-type="string">
            <text:p>Overall G/L if it Happens</text:p>
          </table:table-cell>
          <table:table-cell table:style-name="ce26" office:value-type="string" calcext:value-type="string">
            <text:p>Payout if it Happens</text:p>
          </table:table-cell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50 or fewer</text:p>
          </table:table-cell>
          <table:table-cell table:style-name="ce13" table:content-validation-name="val1" office:value-type="string" calcext:value-type="string">
            <text:p><text:s text:c="7"/>NO</text:p>
          </table:table-cell>
          <table:table-cell table:style-name="ce13" office:value-type="float" office:value="75" calcext:value-type="float">
            <text:p>75</text:p>
          </table:table-cell>
          <table:table-cell table:style-name="ce18" table:content-validation-name="val2" office:value-type="float" office:value="0.89" calcext:value-type="float">
            <text:p><text:s/>$0.89 </text:p>
          </table:table-cell>
          <table:table-cell table:style-name="ce23" table:formula="of:=IF([.C6]=&quot;yes&quot;;([.D6]*[.E6])*-1;([.D6]-([.D6]*[.E6]))*0.9)" office:value-type="float" office:value="7.425" calcext:value-type="float">
            <text:p><text:s/>$7.43 </text:p>
          </table:table-cell>
          <table:table-cell table:style-name="ce27" table:formula="of:=IF([.C6]=&quot;yes&quot;;([.D6]-([.D6]*[.E6]))*0.9;([.D6]*[.E6])*-1)" office:value-type="float" office:value="-66.75" calcext:value-type="float">
            <text:p><text:s/>$(66.75)</text:p>
          </table:table-cell>
          <table:table-cell table:style-name="ce39" table:formula="of:=IF([.D6]=0;&quot;&quot;;[.G6]+(SUM([.F$6:.F$35])-[.F6]))" office:value-type="float" office:value="-20.418" calcext:value-type="float">
            <text:p><text:s/>$(20.42)</text:p>
          </table:table-cell>
          <table:table-cell table:style-name="ce36" table:formula="of:=IF([.D6]=0;&quot;&quot;;([.H6]+[.H$37]))" office:value-type="float" office:value="0.150000000000006" calcext:value-type="float">
            <text:p><text:s/>$0.15 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string" calcext:value-type="string">
            <text:p><text:s text:c="2"/>51 or 52</text:p>
          </table:table-cell>
          <table:table-cell table:style-name="ce14" table:content-validation-name="val1" office:value-type="string" calcext:value-type="string">
            <text:p><text:s text:c="7"/>NO</text:p>
          </table:table-cell>
          <table:table-cell table:style-name="ce14" office:value-type="float" office:value="75" calcext:value-type="float">
            <text:p>75</text:p>
          </table:table-cell>
          <table:table-cell table:style-name="ce19" table:content-validation-name="val2" office:value-type="float" office:value="0.89" calcext:value-type="float">
            <text:p><text:s/>$0.89 </text:p>
          </table:table-cell>
          <table:table-cell table:style-name="ce24" table:formula="of:=IF([.C7]=&quot;yes&quot;;([.D7]*[.E7])*-1;([.D7]-([.D7]*[.E7]))*0.9)" office:value-type="float" office:value="7.425" calcext:value-type="float">
            <text:p><text:s/>$7.43 </text:p>
          </table:table-cell>
          <table:table-cell table:style-name="ce28" table:formula="of:=IF([.C7]=&quot;yes&quot;;([.D7]-([.D7]*[.E7]))*0.9;([.D7]*[.E7])*-1)" office:value-type="float" office:value="-66.75" calcext:value-type="float">
            <text:p><text:s/>$(66.75)</text:p>
          </table:table-cell>
          <table:table-cell table:style-name="ce40" table:formula="of:=IF([.D7]=0;&quot;&quot;;[.G7]+(SUM([.F$6:.F$35])-[.F7]))" office:value-type="float" office:value="-20.418" calcext:value-type="float">
            <text:p><text:s/>$(20.42)</text:p>
          </table:table-cell>
          <table:table-cell table:style-name="ce37" table:formula="of:=IF([.D7]=0;&quot;&quot;;([.H7]+[.H$37]))" office:value-type="float" office:value="0.150000000000006" calcext:value-type="float">
            <text:p><text:s/>$0.15 </text:p>
          </table:table-cell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<text:s text:c="2"/>53 or 54</text:p>
          </table:table-cell>
          <table:table-cell table:style-name="ce13" table:content-validation-name="val1" office:value-type="string" calcext:value-type="string">
            <text:p><text:s text:c="7"/>NO</text:p>
          </table:table-cell>
          <table:table-cell table:style-name="ce13" office:value-type="float" office:value="25" calcext:value-type="float">
            <text:p>25</text:p>
          </table:table-cell>
          <table:table-cell table:style-name="ce18" table:content-validation-name="val2" office:value-type="float" office:value="0.84" calcext:value-type="float">
            <text:p><text:s/>$0.84 </text:p>
          </table:table-cell>
          <table:table-cell table:style-name="ce23" table:formula="of:=IF([.C8]=&quot;yes&quot;;([.D8]*[.E8])*-1;([.D8]-([.D8]*[.E8]))*0.9)" office:value-type="float" office:value="3.6" calcext:value-type="float">
            <text:p><text:s/>$3.60 </text:p>
          </table:table-cell>
          <table:table-cell table:style-name="ce27" table:formula="of:=IF([.C8]=&quot;yes&quot;;([.D8]-([.D8]*[.E8]))*0.9;([.D8]*[.E8])*-1)" office:value-type="float" office:value="-21" calcext:value-type="float">
            <text:p><text:s/>$(21.00)</text:p>
          </table:table-cell>
          <table:table-cell table:style-name="ce39" table:formula="of:=IF([.D8]=0;&quot;&quot;;[.G8]+(SUM([.F$6:.F$35])-[.F8]))" office:value-type="float" office:value="29.157" calcext:value-type="float">
            <text:p><text:s/>$29.16 </text:p>
          </table:table-cell>
          <table:table-cell table:style-name="ce36" table:formula="of:=IF([.D8]=0;&quot;&quot;;([.H8]+[.H$37]))" office:value-type="float" office:value="49.725" calcext:value-type="float">
            <text:p><text:s/>$49.73 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string" calcext:value-type="string">
            <text:p><text:s text:c="2"/>55 or 56</text:p>
          </table:table-cell>
          <table:table-cell table:style-name="ce14" table:content-validation-name="val1" office:value-type="string" calcext:value-type="string">
            <text:p><text:s text:c="7"/>NO</text:p>
          </table:table-cell>
          <table:table-cell table:style-name="ce14" office:value-type="float" office:value="27" calcext:value-type="float">
            <text:p>27</text:p>
          </table:table-cell>
          <table:table-cell table:style-name="ce19" table:content-validation-name="val2" office:value-type="float" office:value="0.83" calcext:value-type="float">
            <text:p><text:s/>$0.83 </text:p>
          </table:table-cell>
          <table:table-cell table:style-name="ce24" table:formula="of:=IF([.C9]=&quot;yes&quot;;([.D9]*[.E9])*-1;([.D9]-([.D9]*[.E9]))*0.9)" office:value-type="float" office:value="4.131" calcext:value-type="float">
            <text:p><text:s/>$4.13 </text:p>
          </table:table-cell>
          <table:table-cell table:style-name="ce28" table:formula="of:=IF([.C9]=&quot;yes&quot;;([.D9]-([.D9]*[.E9]))*0.9;([.D9]*[.E9])*-1)" office:value-type="float" office:value="-22.41" calcext:value-type="float">
            <text:p><text:s/>$(22.41)</text:p>
          </table:table-cell>
          <table:table-cell table:style-name="ce40" table:formula="of:=IF([.D9]=0;&quot;&quot;;[.G9]+(SUM([.F$6:.F$35])-[.F9]))" office:value-type="float" office:value="27.216" calcext:value-type="float">
            <text:p><text:s/>$27.22 </text:p>
          </table:table-cell>
          <table:table-cell table:style-name="ce37" table:formula="of:=IF([.D9]=0;&quot;&quot;;([.H9]+[.H$37]))" office:value-type="float" office:value="47.784" calcext:value-type="float">
            <text:p><text:s/>$47.78 </text:p>
          </table:table-cell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<text:s text:c="2"/>57 or 58</text:p>
          </table:table-cell>
          <table:table-cell table:style-name="ce13" table:content-validation-name="val1" office:value-type="string" calcext:value-type="string">
            <text:p><text:s text:c="7"/>NO</text:p>
          </table:table-cell>
          <table:table-cell table:style-name="ce13" office:value-type="float" office:value="50" calcext:value-type="float">
            <text:p>50</text:p>
          </table:table-cell>
          <table:table-cell table:style-name="ce18" table:content-validation-name="val2" office:value-type="float" office:value="0.86" calcext:value-type="float">
            <text:p><text:s/>$0.86 </text:p>
          </table:table-cell>
          <table:table-cell table:style-name="ce23" table:formula="of:=IF([.C10]=&quot;yes&quot;;([.D10]*[.E10])*-1;([.D10]-([.D10]*[.E10]))*0.9)" office:value-type="float" office:value="6.3" calcext:value-type="float">
            <text:p><text:s/>$6.30 </text:p>
          </table:table-cell>
          <table:table-cell table:style-name="ce27" table:formula="of:=IF([.C10]=&quot;yes&quot;;([.D10]-([.D10]*[.E10]))*0.9;([.D10]*[.E10])*-1)" office:value-type="float" office:value="-43" calcext:value-type="float">
            <text:p><text:s/>$(43.00)</text:p>
          </table:table-cell>
          <table:table-cell table:style-name="ce39" table:formula="of:=IF([.D10]=0;&quot;&quot;;[.G10]+(SUM([.F$6:.F$35])-[.F10]))" office:value-type="float" office:value="4.45699999999999" calcext:value-type="float">
            <text:p><text:s/>$4.46 </text:p>
          </table:table-cell>
          <table:table-cell table:style-name="ce36" table:formula="of:=IF([.D10]=0;&quot;&quot;;([.H10]+[.H$37]))" office:value-type="float" office:value="25.025" calcext:value-type="float">
            <text:p><text:s/>$25.03 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string" calcext:value-type="string">
            <text:p><text:s text:c="2"/>59 or 60</text:p>
          </table:table-cell>
          <table:table-cell table:style-name="ce14" table:content-validation-name="val1" office:value-type="string" calcext:value-type="string">
            <text:p><text:s text:c="7"/>NO</text:p>
          </table:table-cell>
          <table:table-cell table:style-name="ce14" office:value-type="float" office:value="75" calcext:value-type="float">
            <text:p>75</text:p>
          </table:table-cell>
          <table:table-cell table:style-name="ce19" table:content-validation-name="val2" office:value-type="float" office:value="0.91" calcext:value-type="float">
            <text:p><text:s/>$0.91 </text:p>
          </table:table-cell>
          <table:table-cell table:style-name="ce24" table:formula="of:=IF([.C11]=&quot;yes&quot;;([.D11]*[.E11])*-1;([.D11]-([.D11]*[.E11]))*0.9)" office:value-type="float" office:value="6.075" calcext:value-type="float">
            <text:p><text:s/>$6.08 </text:p>
          </table:table-cell>
          <table:table-cell table:style-name="ce28" table:formula="of:=IF([.C11]=&quot;yes&quot;;([.D11]-([.D11]*[.E11]))*0.9;([.D11]*[.E11])*-1)" office:value-type="float" office:value="-68.25" calcext:value-type="float">
            <text:p><text:s/>$(68.25)</text:p>
          </table:table-cell>
          <table:table-cell table:style-name="ce40" table:formula="of:=IF([.D11]=0;&quot;&quot;;[.G11]+(SUM([.F$6:.F$35])-[.F11]))" office:value-type="float" office:value="-20.568" calcext:value-type="float">
            <text:p><text:s/>$(20.57)</text:p>
          </table:table-cell>
          <table:table-cell table:style-name="ce37" table:formula="of:=IF([.D11]=0;&quot;&quot;;([.H11]+[.H$37]))" office:value-type="float" office:value="0" calcext:value-type="float">
            <text:p><text:s/>$- <text:s text:c="2"/></text:p>
          </table:table-cell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<text:s text:c="2"/>61 or 62</text:p>
          </table:table-cell>
          <table:table-cell table:style-name="ce13" table:content-validation-name="val1" office:value-type="string" calcext:value-type="string">
            <text:p><text:s text:c="7"/>NO</text:p>
          </table:table-cell>
          <table:table-cell table:style-name="ce13" office:value-type="float" office:value="27" calcext:value-type="float">
            <text:p>27</text:p>
          </table:table-cell>
          <table:table-cell table:style-name="ce18" table:content-validation-name="val2" office:value-type="float" office:value="0.93" calcext:value-type="float">
            <text:p><text:s/>$0.93 </text:p>
          </table:table-cell>
          <table:table-cell table:style-name="ce23" table:formula="of:=IF([.C12]=&quot;yes&quot;;([.D12]*[.E12])*-1;([.D12]-([.D12]*[.E12]))*0.9)" office:value-type="float" office:value="1.701" calcext:value-type="float">
            <text:p><text:s/>$1.70 </text:p>
          </table:table-cell>
          <table:table-cell table:style-name="ce27" table:formula="of:=IF([.C12]=&quot;yes&quot;;([.D12]-([.D12]*[.E12]))*0.9;([.D12]*[.E12])*-1)" office:value-type="float" office:value="-25.11" calcext:value-type="float">
            <text:p><text:s/>$(25.11)</text:p>
          </table:table-cell>
          <table:table-cell table:style-name="ce39" table:formula="of:=IF([.D12]=0;&quot;&quot;;[.G12]+(SUM([.F$6:.F$35])-[.F12]))" office:value-type="float" office:value="26.946" calcext:value-type="float">
            <text:p><text:s/>$26.95 </text:p>
          </table:table-cell>
          <table:table-cell table:style-name="ce36" table:formula="of:=IF([.D12]=0;&quot;&quot;;([.H12]+[.H$37]))" office:value-type="float" office:value="47.514" calcext:value-type="float">
            <text:p><text:s/>$47.51 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string" calcext:value-type="string">
            <text:p><text:s text:c="2"/>63 or 64</text:p>
          </table:table-cell>
          <table:table-cell table:style-name="ce14" table:content-validation-name="val1" office:value-type="string" calcext:value-type="string">
            <text:p><text:s text:c="7"/>NO</text:p>
          </table:table-cell>
          <table:table-cell table:style-name="ce14" office:value-type="float" office:value="50" calcext:value-type="float">
            <text:p>50</text:p>
          </table:table-cell>
          <table:table-cell table:style-name="ce19" table:content-validation-name="val2" office:value-type="float" office:value="0.96" calcext:value-type="float">
            <text:p><text:s/>$0.96 </text:p>
          </table:table-cell>
          <table:table-cell table:style-name="ce24" table:formula="of:=IF([.C13]=&quot;yes&quot;;([.D13]*[.E13])*-1;([.D13]-([.D13]*[.E13]))*0.9)" office:value-type="float" office:value="1.8" calcext:value-type="float">
            <text:p><text:s/>$1.80 </text:p>
          </table:table-cell>
          <table:table-cell table:style-name="ce28" table:formula="of:=IF([.C13]=&quot;yes&quot;;([.D13]-([.D13]*[.E13]))*0.9;([.D13]*[.E13])*-1)" office:value-type="float" office:value="-48" calcext:value-type="float">
            <text:p><text:s/>$(48.00)</text:p>
          </table:table-cell>
          <table:table-cell table:style-name="ce40" table:formula="of:=IF([.D13]=0;&quot;&quot;;[.G13]+(SUM([.F$6:.F$35])-[.F13]))" office:value-type="float" office:value="3.95699999999999" calcext:value-type="float">
            <text:p><text:s/>$3.96 </text:p>
          </table:table-cell>
          <table:table-cell table:style-name="ce37" table:formula="of:=IF([.D13]=0;&quot;&quot;;([.H13]+[.H$37]))" office:value-type="float" office:value="24.525" calcext:value-type="float">
            <text:p><text:s/>$24.53 </text:p>
          </table:table-cell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<text:s text:c="2"/>65 or 66</text:p>
          </table:table-cell>
          <table:table-cell table:style-name="ce13" table:content-validation-name="val1" office:value-type="string" calcext:value-type="string">
            <text:p><text:s text:c="7"/>NO</text:p>
          </table:table-cell>
          <table:table-cell table:style-name="ce13" office:value-type="float" office:value="50" calcext:value-type="float">
            <text:p>50</text:p>
          </table:table-cell>
          <table:table-cell table:style-name="ce18" table:content-validation-name="val2" office:value-type="float" office:value="0.96" calcext:value-type="float">
            <text:p><text:s/>$0.96 </text:p>
          </table:table-cell>
          <table:table-cell table:style-name="ce23" table:formula="of:=IF([.C14]=&quot;yes&quot;;([.D14]*[.E14])*-1;([.D14]-([.D14]*[.E14]))*0.9)" office:value-type="float" office:value="1.8" calcext:value-type="float">
            <text:p><text:s/>$1.80 </text:p>
          </table:table-cell>
          <table:table-cell table:style-name="ce27" table:formula="of:=IF([.C14]=&quot;yes&quot;;([.D14]-([.D14]*[.E14]))*0.9;([.D14]*[.E14])*-1)" office:value-type="float" office:value="-48" calcext:value-type="float">
            <text:p><text:s/>$(48.00)</text:p>
          </table:table-cell>
          <table:table-cell table:style-name="ce39" table:formula="of:=IF([.D14]=0;&quot;&quot;;[.G14]+(SUM([.F$6:.F$35])-[.F14]))" office:value-type="float" office:value="3.95699999999999" calcext:value-type="float">
            <text:p><text:s/>$3.96 </text:p>
          </table:table-cell>
          <table:table-cell table:style-name="ce36" table:formula="of:=IF([.D14]=0;&quot;&quot;;([.H14]+[.H$37]))" office:value-type="float" office:value="24.525" calcext:value-type="float">
            <text:p><text:s/>$24.53 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string" calcext:value-type="string">
            <text:p><text:s/>67 or more</text:p>
          </table:table-cell>
          <table:table-cell table:style-name="ce14" table:content-validation-name="val1" office:value-type="string" calcext:value-type="string">
            <text:p><text:s text:c="7"/>NO</text:p>
          </table:table-cell>
          <table:table-cell table:style-name="ce14" office:value-type="float" office:value="50" calcext:value-type="float">
            <text:p>50</text:p>
          </table:table-cell>
          <table:table-cell table:style-name="ce19" table:content-validation-name="val2" office:value-type="float" office:value="0.7" calcext:value-type="float">
            <text:p><text:s/>$0.70 </text:p>
          </table:table-cell>
          <table:table-cell table:style-name="ce24" table:formula="of:=IF([.C15]=&quot;yes&quot;;([.D15]*[.E15])*-1;([.D15]-([.D15]*[.E15]))*0.9)" office:value-type="float" office:value="13.5" calcext:value-type="float">
            <text:p><text:s/>$13.50 </text:p>
          </table:table-cell>
          <table:table-cell table:style-name="ce28" table:formula="of:=IF([.C15]=&quot;yes&quot;;([.D15]-([.D15]*[.E15]))*0.9;([.D15]*[.E15])*-1)" office:value-type="float" office:value="-35" calcext:value-type="float">
            <text:p><text:s/>$(35.00)</text:p>
          </table:table-cell>
          <table:table-cell table:style-name="ce40" table:formula="of:=IF([.D15]=0;&quot;&quot;;[.G15]+(SUM([.F$6:.F$35])-[.F15]))" office:value-type="float" office:value="5.25699999999999" calcext:value-type="float">
            <text:p><text:s/>$5.26 </text:p>
          </table:table-cell>
          <table:table-cell table:style-name="ce37" table:formula="of:=IF([.D15]=0;&quot;&quot;;([.H15]+[.H$37]))" office:value-type="float" office:value="25.825" calcext:value-type="float">
            <text:p><text:s/>$25.83 </text:p>
          </table:table-cell>
          <table:table-cell table:number-columns-repeated="1015"/>
        </table:table-row>
        <table:table-row table:style-name="ro2">
          <table:table-cell/>
          <table:table-cell table:style-name="ce5"/>
          <table:table-cell table:style-name="ce13" table:content-validation-name="val1"/>
          <table:table-cell table:style-name="ce13"/>
          <table:table-cell table:style-name="ce18" table:content-validation-name="val2"/>
          <table:table-cell table:style-name="ce23" table:formula="of:=IF([.C16]=&quot;yes&quot;;([.D16]*[.E16])*-1;([.D16]-([.D16]*[.E16]))*0.9)" office:value-type="float" office:value="0" calcext:value-type="float">
            <text:p><text:s/>$- <text:s text:c="2"/></text:p>
          </table:table-cell>
          <table:table-cell table:style-name="ce27" table:formula="of:=IF([.C16]=&quot;yes&quot;;([.D16]-([.D16]*[.E16]))*0.9;([.D16]*[.E16])*-1)" office:value-type="float" office:value="-0" calcext:value-type="float">
            <text:p><text:s/>$- <text:s text:c="2"/></text:p>
          </table:table-cell>
          <table:table-cell table:style-name="ce39" table:formula="of:=IF([.D16]=0;&quot;&quot;;[.G16]+(SUM([.F$6:.F$35])-[.F16]))">
            <text:p><text:s text:c="2"/></text:p>
          </table:table-cell>
          <table:table-cell table:style-name="ce36" table:formula="of:=IF([.D16]=0;&quot;&quot;;([.H16]+[.H$37]))">
            <text:p><text:s text:c="2"/></text:p>
          </table:table-cell>
          <table:table-cell table:number-columns-repeated="1015"/>
        </table:table-row>
        <table:table-row table:style-name="ro2">
          <table:table-cell/>
          <table:table-cell table:style-name="ce6"/>
          <table:table-cell table:style-name="ce14" table:content-validation-name="val1"/>
          <table:table-cell table:style-name="ce14"/>
          <table:table-cell table:style-name="ce19" table:content-validation-name="val2"/>
          <table:table-cell table:style-name="ce24" table:formula="of:=IF([.C17]=&quot;yes&quot;;([.D17]*[.E17])*-1;([.D17]-([.D17]*[.E17]))*0.9)" office:value-type="float" office:value="0" calcext:value-type="float">
            <text:p><text:s/>$- <text:s text:c="2"/></text:p>
          </table:table-cell>
          <table:table-cell table:style-name="ce28" table:formula="of:=IF([.C17]=&quot;yes&quot;;([.D17]-([.D17]*[.E17]))*0.9;([.D17]*[.E17])*-1)" office:value-type="float" office:value="-0" calcext:value-type="float">
            <text:p><text:s/>$- <text:s text:c="2"/></text:p>
          </table:table-cell>
          <table:table-cell table:style-name="ce40" table:formula="of:=IF([.D17]=0;&quot;&quot;;[.G17]+(SUM([.F$6:.F$35])-[.F17]))">
            <text:p><text:s text:c="2"/></text:p>
          </table:table-cell>
          <table:table-cell table:style-name="ce37" table:formula="of:=IF([.D17]=0;&quot;&quot;;([.H17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5"/>
          <table:table-cell table:style-name="ce13" table:content-validation-name="val1"/>
          <table:table-cell table:style-name="ce13"/>
          <table:table-cell table:style-name="ce18" table:content-validation-name="val2"/>
          <table:table-cell table:style-name="ce23" table:formula="of:=IF([.C18]=&quot;yes&quot;;([.D18]*[.E18])*-1;([.D18]-([.D18]*[.E18]))*0.9)" office:value-type="float" office:value="0" calcext:value-type="float">
            <text:p><text:s/>$- <text:s text:c="2"/></text:p>
          </table:table-cell>
          <table:table-cell table:style-name="ce27" table:formula="of:=IF([.C18]=&quot;yes&quot;;([.D18]-([.D18]*[.E18]))*0.9;([.D18]*[.E18])*-1)" office:value-type="float" office:value="-0" calcext:value-type="float">
            <text:p><text:s/>$- <text:s text:c="2"/></text:p>
          </table:table-cell>
          <table:table-cell table:style-name="ce39" table:formula="of:=IF([.D18]=0;&quot;&quot;;[.G18]+(SUM([.F$6:.F$35])-[.F18]))">
            <text:p><text:s text:c="2"/></text:p>
          </table:table-cell>
          <table:table-cell table:style-name="ce36" table:formula="of:=IF([.D18]=0;&quot;&quot;;([.H18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6"/>
          <table:table-cell table:style-name="ce14" table:content-validation-name="val1"/>
          <table:table-cell table:style-name="ce14"/>
          <table:table-cell table:style-name="ce19" table:content-validation-name="val2"/>
          <table:table-cell table:style-name="ce24" table:formula="of:=IF([.C19]=&quot;yes&quot;;([.D19]*[.E19])*-1;([.D19]-([.D19]*[.E19]))*0.9)" office:value-type="float" office:value="0" calcext:value-type="float">
            <text:p><text:s/>$- <text:s text:c="2"/></text:p>
          </table:table-cell>
          <table:table-cell table:style-name="ce28" table:formula="of:=IF([.C19]=&quot;yes&quot;;([.D19]-([.D19]*[.E19]))*0.9;([.D19]*[.E19])*-1)" office:value-type="float" office:value="-0" calcext:value-type="float">
            <text:p><text:s/>$- <text:s text:c="2"/></text:p>
          </table:table-cell>
          <table:table-cell table:style-name="ce40" table:formula="of:=IF([.D19]=0;&quot;&quot;;[.G19]+(SUM([.F$6:.F$35])-[.F19]))">
            <text:p><text:s text:c="2"/></text:p>
          </table:table-cell>
          <table:table-cell table:style-name="ce37" table:formula="of:=IF([.D19]=0;&quot;&quot;;([.H19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5"/>
          <table:table-cell table:style-name="ce13" table:content-validation-name="val1"/>
          <table:table-cell table:style-name="ce13"/>
          <table:table-cell table:style-name="ce18" table:content-validation-name="val2"/>
          <table:table-cell table:style-name="ce23" table:formula="of:=IF([.C20]=&quot;yes&quot;;([.D20]*[.E20])*-1;([.D20]-([.D20]*[.E20]))*0.9)" office:value-type="float" office:value="0" calcext:value-type="float">
            <text:p><text:s/>$- <text:s text:c="2"/></text:p>
          </table:table-cell>
          <table:table-cell table:style-name="ce27" table:formula="of:=IF([.C20]=&quot;yes&quot;;([.D20]-([.D20]*[.E20]))*0.9;([.D20]*[.E20])*-1)" office:value-type="float" office:value="-0" calcext:value-type="float">
            <text:p><text:s/>$- <text:s text:c="2"/></text:p>
          </table:table-cell>
          <table:table-cell table:style-name="ce39" table:formula="of:=IF([.D20]=0;&quot;&quot;;[.G20]+(SUM([.F$6:.F$35])-[.F20]))">
            <text:p><text:s text:c="2"/></text:p>
          </table:table-cell>
          <table:table-cell table:style-name="ce36" table:formula="of:=IF([.D20]=0;&quot;&quot;;([.H20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6"/>
          <table:table-cell table:style-name="ce14" table:content-validation-name="val1"/>
          <table:table-cell table:style-name="ce14"/>
          <table:table-cell table:style-name="ce19" table:content-validation-name="val2"/>
          <table:table-cell table:style-name="ce24" table:formula="of:=IF([.C21]=&quot;yes&quot;;([.D21]*[.E21])*-1;([.D21]-([.D21]*[.E21]))*0.9)" office:value-type="float" office:value="0" calcext:value-type="float">
            <text:p><text:s/>$- <text:s text:c="2"/></text:p>
          </table:table-cell>
          <table:table-cell table:style-name="ce28" table:formula="of:=IF([.C21]=&quot;yes&quot;;([.D21]-([.D21]*[.E21]))*0.9;([.D21]*[.E21])*-1)" office:value-type="float" office:value="-0" calcext:value-type="float">
            <text:p><text:s/>$- <text:s text:c="2"/></text:p>
          </table:table-cell>
          <table:table-cell table:style-name="ce40" table:formula="of:=IF([.D21]=0;&quot;&quot;;[.G21]+(SUM([.F$6:.F$35])-[.F21]))">
            <text:p><text:s text:c="2"/></text:p>
          </table:table-cell>
          <table:table-cell table:style-name="ce37" table:formula="of:=IF([.D21]=0;&quot;&quot;;([.H21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5"/>
          <table:table-cell table:style-name="ce13" table:content-validation-name="val1"/>
          <table:table-cell table:style-name="ce13"/>
          <table:table-cell table:style-name="ce18" table:content-validation-name="val2"/>
          <table:table-cell table:style-name="ce23" table:formula="of:=IF([.C22]=&quot;yes&quot;;([.D22]*[.E22])*-1;([.D22]-([.D22]*[.E22]))*0.9)" office:value-type="float" office:value="0" calcext:value-type="float">
            <text:p><text:s/>$- <text:s text:c="2"/></text:p>
          </table:table-cell>
          <table:table-cell table:style-name="ce27" table:formula="of:=IF([.C22]=&quot;yes&quot;;([.D22]-([.D22]*[.E22]))*0.9;([.D22]*[.E22])*-1)" office:value-type="float" office:value="-0" calcext:value-type="float">
            <text:p><text:s/>$- <text:s text:c="2"/></text:p>
          </table:table-cell>
          <table:table-cell table:style-name="ce39" table:formula="of:=IF([.D22]=0;&quot;&quot;;[.G22]+(SUM([.F$6:.F$35])-[.F22]))">
            <text:p><text:s text:c="2"/></text:p>
          </table:table-cell>
          <table:table-cell table:style-name="ce36" table:formula="of:=IF([.D22]=0;&quot;&quot;;([.H22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6"/>
          <table:table-cell table:style-name="ce14" table:content-validation-name="val1"/>
          <table:table-cell table:style-name="ce14"/>
          <table:table-cell table:style-name="ce19" table:content-validation-name="val2"/>
          <table:table-cell table:style-name="ce24" table:formula="of:=IF([.C23]=&quot;yes&quot;;([.D23]*[.E23])*-1;([.D23]-([.D23]*[.E23]))*0.9)" office:value-type="float" office:value="0" calcext:value-type="float">
            <text:p><text:s/>$- <text:s text:c="2"/></text:p>
          </table:table-cell>
          <table:table-cell table:style-name="ce28" table:formula="of:=IF([.C23]=&quot;yes&quot;;([.D23]-([.D23]*[.E23]))*0.9;([.D23]*[.E23])*-1)" office:value-type="float" office:value="-0" calcext:value-type="float">
            <text:p><text:s/>$- <text:s text:c="2"/></text:p>
          </table:table-cell>
          <table:table-cell table:style-name="ce40" table:formula="of:=IF([.D23]=0;&quot;&quot;;[.G23]+(SUM([.F$6:.F$35])-[.F23]))">
            <text:p><text:s text:c="2"/></text:p>
          </table:table-cell>
          <table:table-cell table:style-name="ce37" table:formula="of:=IF([.D23]=0;&quot;&quot;;([.H23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5"/>
          <table:table-cell table:style-name="ce13" table:content-validation-name="val1"/>
          <table:table-cell table:style-name="ce13"/>
          <table:table-cell table:style-name="ce18" table:content-validation-name="val2"/>
          <table:table-cell table:style-name="ce23" table:formula="of:=IF([.C24]=&quot;yes&quot;;([.D24]*[.E24])*-1;([.D24]-([.D24]*[.E24]))*0.9)" office:value-type="float" office:value="0" calcext:value-type="float">
            <text:p><text:s/>$- <text:s text:c="2"/></text:p>
          </table:table-cell>
          <table:table-cell table:style-name="ce27" table:formula="of:=IF([.C24]=&quot;yes&quot;;([.D24]-([.D24]*[.E24]))*0.9;([.D24]*[.E24])*-1)" office:value-type="float" office:value="-0" calcext:value-type="float">
            <text:p><text:s/>$- <text:s text:c="2"/></text:p>
          </table:table-cell>
          <table:table-cell table:style-name="ce39" table:formula="of:=IF([.D24]=0;&quot;&quot;;[.G24]+(SUM([.F$6:.F$35])-[.F24]))">
            <text:p><text:s text:c="2"/></text:p>
          </table:table-cell>
          <table:table-cell table:style-name="ce36" table:formula="of:=IF([.D24]=0;&quot;&quot;;([.H24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6"/>
          <table:table-cell table:style-name="ce14" table:content-validation-name="val1"/>
          <table:table-cell table:style-name="ce14"/>
          <table:table-cell table:style-name="ce19" table:content-validation-name="val2"/>
          <table:table-cell table:style-name="ce24" table:formula="of:=IF([.C25]=&quot;yes&quot;;([.D25]*[.E25])*-1;([.D25]-([.D25]*[.E25]))*0.9)" office:value-type="float" office:value="0" calcext:value-type="float">
            <text:p><text:s/>$- <text:s text:c="2"/></text:p>
          </table:table-cell>
          <table:table-cell table:style-name="ce28" table:formula="of:=IF([.C25]=&quot;yes&quot;;([.D25]-([.D25]*[.E25]))*0.9;([.D25]*[.E25])*-1)" office:value-type="float" office:value="-0" calcext:value-type="float">
            <text:p><text:s/>$- <text:s text:c="2"/></text:p>
          </table:table-cell>
          <table:table-cell table:style-name="ce40" table:formula="of:=IF([.D25]=0;&quot;&quot;;[.G25]+(SUM([.F$6:.F$35])-[.F25]))">
            <text:p><text:s text:c="2"/></text:p>
          </table:table-cell>
          <table:table-cell table:style-name="ce37" table:formula="of:=IF([.D25]=0;&quot;&quot;;([.H25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5"/>
          <table:table-cell table:style-name="ce13" table:content-validation-name="val1"/>
          <table:table-cell table:style-name="ce13"/>
          <table:table-cell table:style-name="ce18" table:content-validation-name="val2"/>
          <table:table-cell table:style-name="ce23" table:formula="of:=IF([.C26]=&quot;yes&quot;;([.D26]*[.E26])*-1;([.D26]-([.D26]*[.E26]))*0.9)" office:value-type="float" office:value="0" calcext:value-type="float">
            <text:p><text:s/>$- <text:s text:c="2"/></text:p>
          </table:table-cell>
          <table:table-cell table:style-name="ce27" table:formula="of:=IF([.C26]=&quot;yes&quot;;([.D26]-([.D26]*[.E26]))*0.9;([.D26]*[.E26])*-1)" office:value-type="float" office:value="-0" calcext:value-type="float">
            <text:p><text:s/>$- <text:s text:c="2"/></text:p>
          </table:table-cell>
          <table:table-cell table:style-name="ce39" table:formula="of:=IF([.D26]=0;&quot;&quot;;[.G26]+(SUM([.F$6:.F$35])-[.F26]))">
            <text:p><text:s text:c="2"/></text:p>
          </table:table-cell>
          <table:table-cell table:style-name="ce36" table:formula="of:=IF([.D26]=0;&quot;&quot;;([.H26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6"/>
          <table:table-cell table:style-name="ce14" table:content-validation-name="val1"/>
          <table:table-cell table:style-name="ce14"/>
          <table:table-cell table:style-name="ce19" table:content-validation-name="val2"/>
          <table:table-cell table:style-name="ce24" table:formula="of:=IF([.C27]=&quot;yes&quot;;([.D27]*[.E27])*-1;([.D27]-([.D27]*[.E27]))*0.9)" office:value-type="float" office:value="0" calcext:value-type="float">
            <text:p><text:s/>$- <text:s text:c="2"/></text:p>
          </table:table-cell>
          <table:table-cell table:style-name="ce28" table:formula="of:=IF([.C27]=&quot;yes&quot;;([.D27]-([.D27]*[.E27]))*0.9;([.D27]*[.E27])*-1)" office:value-type="float" office:value="-0" calcext:value-type="float">
            <text:p><text:s/>$- <text:s text:c="2"/></text:p>
          </table:table-cell>
          <table:table-cell table:style-name="ce40" table:formula="of:=IF([.D27]=0;&quot;&quot;;[.G27]+(SUM([.F$6:.F$35])-[.F27]))">
            <text:p><text:s text:c="2"/></text:p>
          </table:table-cell>
          <table:table-cell table:style-name="ce37" table:formula="of:=IF([.D27]=0;&quot;&quot;;([.H27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5"/>
          <table:table-cell table:style-name="ce13" table:content-validation-name="val1"/>
          <table:table-cell table:style-name="ce13"/>
          <table:table-cell table:style-name="ce18" table:content-validation-name="val2"/>
          <table:table-cell table:style-name="ce23" table:formula="of:=IF([.C28]=&quot;yes&quot;;([.D28]*[.E28])*-1;([.D28]-([.D28]*[.E28]))*0.9)" office:value-type="float" office:value="0" calcext:value-type="float">
            <text:p><text:s/>$- <text:s text:c="2"/></text:p>
          </table:table-cell>
          <table:table-cell table:style-name="ce27" table:formula="of:=IF([.C28]=&quot;yes&quot;;([.D28]-([.D28]*[.E28]))*0.9;([.D28]*[.E28])*-1)" office:value-type="float" office:value="-0" calcext:value-type="float">
            <text:p><text:s/>$- <text:s text:c="2"/></text:p>
          </table:table-cell>
          <table:table-cell table:style-name="ce39" table:formula="of:=IF([.D28]=0;&quot;&quot;;[.G28]+(SUM([.F$6:.F$35])-[.F28]))">
            <text:p><text:s text:c="2"/></text:p>
          </table:table-cell>
          <table:table-cell table:style-name="ce36" table:formula="of:=IF([.D28]=0;&quot;&quot;;([.H28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6"/>
          <table:table-cell table:style-name="ce14" table:content-validation-name="val1"/>
          <table:table-cell table:style-name="ce14"/>
          <table:table-cell table:style-name="ce19" table:content-validation-name="val2"/>
          <table:table-cell table:style-name="ce24" table:formula="of:=IF([.C29]=&quot;yes&quot;;([.D29]*[.E29])*-1;([.D29]-([.D29]*[.E29]))*0.9)" office:value-type="float" office:value="0" calcext:value-type="float">
            <text:p><text:s/>$- <text:s text:c="2"/></text:p>
          </table:table-cell>
          <table:table-cell table:style-name="ce28" table:formula="of:=IF([.C29]=&quot;yes&quot;;([.D29]-([.D29]*[.E29]))*0.9;([.D29]*[.E29])*-1)" office:value-type="float" office:value="-0" calcext:value-type="float">
            <text:p><text:s/>$- <text:s text:c="2"/></text:p>
          </table:table-cell>
          <table:table-cell table:style-name="ce40" table:formula="of:=IF([.D29]=0;&quot;&quot;;[.G29]+(SUM([.F$6:.F$35])-[.F29]))">
            <text:p><text:s text:c="2"/></text:p>
          </table:table-cell>
          <table:table-cell table:style-name="ce37" table:formula="of:=IF([.D29]=0;&quot;&quot;;([.H29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5"/>
          <table:table-cell table:style-name="ce13" table:content-validation-name="val1"/>
          <table:table-cell table:style-name="ce13"/>
          <table:table-cell table:style-name="ce18" table:content-validation-name="val2"/>
          <table:table-cell table:style-name="ce23" table:formula="of:=IF([.C30]=&quot;yes&quot;;([.D30]*[.E30])*-1;([.D30]-([.D30]*[.E30]))*0.9)" office:value-type="float" office:value="0" calcext:value-type="float">
            <text:p><text:s/>$- <text:s text:c="2"/></text:p>
          </table:table-cell>
          <table:table-cell table:style-name="ce27" table:formula="of:=IF([.C30]=&quot;yes&quot;;([.D30]-([.D30]*[.E30]))*0.9;([.D30]*[.E30])*-1)" office:value-type="float" office:value="-0" calcext:value-type="float">
            <text:p><text:s/>$- <text:s text:c="2"/></text:p>
          </table:table-cell>
          <table:table-cell table:style-name="ce39" table:formula="of:=IF([.D30]=0;&quot;&quot;;[.G30]+(SUM([.F$6:.F$35])-[.F30]))">
            <text:p><text:s text:c="2"/></text:p>
          </table:table-cell>
          <table:table-cell table:style-name="ce36" table:formula="of:=IF([.D30]=0;&quot;&quot;;([.H30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6"/>
          <table:table-cell table:style-name="ce14" table:content-validation-name="val1"/>
          <table:table-cell table:style-name="ce14"/>
          <table:table-cell table:style-name="ce19" table:content-validation-name="val2"/>
          <table:table-cell table:style-name="ce24" table:formula="of:=IF([.C31]=&quot;yes&quot;;([.D31]*[.E31])*-1;([.D31]-([.D31]*[.E31]))*0.9)" office:value-type="float" office:value="0" calcext:value-type="float">
            <text:p><text:s/>$- <text:s text:c="2"/></text:p>
          </table:table-cell>
          <table:table-cell table:style-name="ce28" table:formula="of:=IF([.C31]=&quot;yes&quot;;([.D31]-([.D31]*[.E31]))*0.9;([.D31]*[.E31])*-1)" office:value-type="float" office:value="-0" calcext:value-type="float">
            <text:p><text:s/>$- <text:s text:c="2"/></text:p>
          </table:table-cell>
          <table:table-cell table:style-name="ce40" table:formula="of:=IF([.D31]=0;&quot;&quot;;[.G31]+(SUM([.F$6:.F$35])-[.F31]))">
            <text:p><text:s text:c="2"/></text:p>
          </table:table-cell>
          <table:table-cell table:style-name="ce37" table:formula="of:=IF([.D31]=0;&quot;&quot;;([.H31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5"/>
          <table:table-cell table:style-name="ce13" table:content-validation-name="val1"/>
          <table:table-cell table:style-name="ce13"/>
          <table:table-cell table:style-name="ce18" table:content-validation-name="val2"/>
          <table:table-cell table:style-name="ce23" table:formula="of:=IF([.C32]=&quot;yes&quot;;([.D32]*[.E32])*-1;([.D32]-([.D32]*[.E32]))*0.9)" office:value-type="float" office:value="0" calcext:value-type="float">
            <text:p><text:s/>$- <text:s text:c="2"/></text:p>
          </table:table-cell>
          <table:table-cell table:style-name="ce27" table:formula="of:=IF([.C32]=&quot;yes&quot;;([.D32]-([.D32]*[.E32]))*0.9;([.D32]*[.E32])*-1)" office:value-type="float" office:value="-0" calcext:value-type="float">
            <text:p><text:s/>$- <text:s text:c="2"/></text:p>
          </table:table-cell>
          <table:table-cell table:style-name="ce39" table:formula="of:=IF([.D32]=0;&quot;&quot;;[.G32]+(SUM([.F$6:.F$35])-[.F32]))">
            <text:p><text:s text:c="2"/></text:p>
          </table:table-cell>
          <table:table-cell table:style-name="ce36" table:formula="of:=IF([.D32]=0;&quot;&quot;;([.H32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6"/>
          <table:table-cell table:style-name="ce14" table:content-validation-name="val1"/>
          <table:table-cell table:style-name="ce14"/>
          <table:table-cell table:style-name="ce19" table:content-validation-name="val2"/>
          <table:table-cell table:style-name="ce24" table:formula="of:=IF([.C33]=&quot;yes&quot;;([.D33]*[.E33])*-1;([.D33]-([.D33]*[.E33]))*0.9)" office:value-type="float" office:value="0" calcext:value-type="float">
            <text:p><text:s/>$- <text:s text:c="2"/></text:p>
          </table:table-cell>
          <table:table-cell table:style-name="ce28" table:formula="of:=IF([.C33]=&quot;yes&quot;;([.D33]-([.D33]*[.E33]))*0.9;([.D33]*[.E33])*-1)" office:value-type="float" office:value="-0" calcext:value-type="float">
            <text:p><text:s/>$- <text:s text:c="2"/></text:p>
          </table:table-cell>
          <table:table-cell table:style-name="ce40" table:formula="of:=IF([.D33]=0;&quot;&quot;;[.G33]+(SUM([.F$6:.F$35])-[.F33]))">
            <text:p><text:s text:c="2"/></text:p>
          </table:table-cell>
          <table:table-cell table:style-name="ce37" table:formula="of:=IF([.D33]=0;&quot;&quot;;([.H33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5"/>
          <table:table-cell table:style-name="ce13" table:content-validation-name="val1"/>
          <table:table-cell table:style-name="ce13"/>
          <table:table-cell table:style-name="ce18" table:content-validation-name="val2"/>
          <table:table-cell table:style-name="ce23" table:formula="of:=IF([.C34]=&quot;yes&quot;;([.D34]*[.E34])*-1;([.D34]-([.D34]*[.E34]))*0.9)" office:value-type="float" office:value="0" calcext:value-type="float">
            <text:p><text:s/>$- <text:s text:c="2"/></text:p>
          </table:table-cell>
          <table:table-cell table:style-name="ce27" table:formula="of:=IF([.C34]=&quot;yes&quot;;([.D34]-([.D34]*[.E34]))*0.9;([.D34]*[.E34])*-1)" office:value-type="float" office:value="-0" calcext:value-type="float">
            <text:p><text:s/>$- <text:s text:c="2"/></text:p>
          </table:table-cell>
          <table:table-cell table:style-name="ce39" table:formula="of:=IF([.D34]=0;&quot;&quot;;[.G34]+(SUM([.F$6:.F$35])-[.F34]))">
            <text:p><text:s text:c="2"/></text:p>
          </table:table-cell>
          <table:table-cell table:style-name="ce36" table:formula="of:=IF([.D34]=0;&quot;&quot;;([.H34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6"/>
          <table:table-cell table:style-name="ce14" table:content-validation-name="val1"/>
          <table:table-cell table:style-name="ce14"/>
          <table:table-cell table:style-name="ce19" table:content-validation-name="val2"/>
          <table:table-cell table:style-name="ce24" table:formula="of:=IF([.C35]=&quot;yes&quot;;([.D35]*[.E35])*-1;([.D35]-([.D35]*[.E35]))*0.9)" office:value-type="float" office:value="0" calcext:value-type="float">
            <text:p><text:s/>$- <text:s text:c="2"/></text:p>
          </table:table-cell>
          <table:table-cell table:style-name="ce28" table:formula="of:=IF([.C35]=&quot;yes&quot;;([.D35]-([.D35]*[.E35]))*0.9;([.D35]*[.E35])*-1)" office:value-type="float" office:value="-0" calcext:value-type="float">
            <text:p><text:s/>$- <text:s text:c="2"/></text:p>
          </table:table-cell>
          <table:table-cell table:style-name="ce41" table:formula="of:=IF([.D35]=0;&quot;&quot;;[.G35]+(SUM([.F$6:.F$35])-[.F35]))">
            <text:p><text:s text:c="2"/></text:p>
          </table:table-cell>
          <table:table-cell table:style-name="ce37" table:formula="of:=IF([.D35]=0;&quot;&quot;;([.H35]+[.H$37]))">
            <text:p><text:s text:c="2"/></text:p>
          </table:table-cell>
          <table:table-cell table:number-columns-repeated="1015"/>
        </table:table-row>
        <table:table-row table:style-name="ro3">
          <table:table-cell/>
          <table:table-cell table:style-name="ce7" office:value-type="string" calcext:value-type="string">
            <text:p>None of the above</text:p>
          </table:table-cell>
          <table:table-cell table:style-name="ce15" table:number-columns-repeated="2"/>
          <table:table-cell table:style-name="ce20"/>
          <table:table-cell table:style-name="ce25"/>
          <table:table-cell table:style-name="ce20"/>
          <table:table-cell table:style-name="ce42"/>
          <table:table-cell table:style-name="ce38" table:formula="of:=([.H36]+[.H$37])" office:value-type="float" office:value="20.568" calcext:value-type="float">
            <text:p><text:s/>$20.57 </text:p>
          </table:table-cell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Total Cost</text:p>
          </table:table-cell>
          <table:table-cell table:style-name="ce16" table:number-columns-repeated="2"/>
          <table:table-cell table:style-name="ce21" table:number-columns-repeated="3"/>
          <table:table-cell table:style-name="ce21" table:formula="of:=MIN([.H6:.H35])*-1" office:value-type="float" office:value="20.568" calcext:value-type="float">
            <text:p><text:s/>$20.57 </text:p>
          </table:table-cell>
          <table:table-cell table:style-name="ce17"/>
          <table:table-cell table:number-columns-repeated="1015"/>
        </table:table-row>
        <table:table-row table:style-name="ro2" table:number-rows-repeated="5">
          <table:table-cell table:number-columns-repeated="4"/>
          <table:table-cell table:style-name="ce22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22" table:number-columns-repeated="4"/>
          <table:table-cell table:number-columns-repeated="1016"/>
        </table:table-row>
        <table:table-row table:style-name="ro2" table:number-rows-repeated="3">
          <table:table-cell table:number-columns-repeated="4"/>
          <table:table-cell table:style-name="ce22" table:number-columns-repeated="4"/>
          <table:table-cell table:number-columns-repeated="1016"/>
        </table:table-row>
        <table:table-row table:style-name="ro3" table:number-rows-repeated="3">
          <table:table-cell table:number-columns-repeated="5"/>
          <table:table-cell table:style-name="ce22" table:number-columns-repeated="3"/>
          <table:table-cell table:number-columns-repeated="1016"/>
        </table:table-row>
        <table:table-row table:style-name="ro3" table:number-rows-repeated="7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3" table:number-rows-repeated="10">
          <table:table-cell table:number-columns-repeated="1024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ONVICT 7054 SHARES'.H6:'CONVICT 7054 SHARES'.H36">
            <calcext:condition calcext:apply-style-name="ConditionalStyle_2" calcext:value="&lt;0" calcext:base-cell-address="'Fee, Profit &amp; ROI'.H6"/>
            <calcext:condition calcext:apply-style-name="ConditionalStyle_1" calcext:value="&gt;0" calcext:base-cell-address="'Fee, Profit &amp; ROI'.H6"/>
          </calcext:conditional-format>
        </calcext:conditional-formats>
      </table:table>
      <table:table table:name="NEG RISK 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4" table:default-cell-style-name="Default"/>
        <table:table-column table:style-name="co4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3">
            <text:p>Multiple Contract Calculator</text:p>
          </table:table-cell>
          <table:covered-table-cell table:number-columns-repeated="6" table:style-name="ce9"/>
          <table:covered-table-cell table:style-name="ce33"/>
          <table:table-cell table:number-columns-repeated="1015"/>
        </table:table-row>
        <table:table-row table:style-name="ro2">
          <table:table-cell/>
          <table:covered-table-cell table:style-name="ce2"/>
          <table:covered-table-cell table:number-columns-repeated="6" table:style-name="ce10"/>
          <table:covered-table-cell table:style-name="ce34"/>
          <table:table-cell table:number-columns-repeated="1015"/>
        </table:table-row>
        <table:table-row table:style-name="ro1">
          <table:table-cell/>
          <table:covered-table-cell table:style-name="ce3"/>
          <table:covered-table-cell table:number-columns-repeated="6" table:style-name="ce11"/>
          <table:covered-table-cell table:style-name="ce35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Contract</text:p>
          </table:table-cell>
          <table:table-cell table:style-name="ce12" office:value-type="string" calcext:value-type="string">
            <text:p>Position</text:p>
          </table:table-cell>
          <table:table-cell table:style-name="ce12" office:value-type="string" calcext:value-type="string">
            <text:p>Shares</text:p>
          </table:table-cell>
          <table:table-cell table:style-name="ce17" office:value-type="string" calcext:value-type="string">
            <text:p>Price</text:p>
          </table:table-cell>
          <table:table-cell table:style-name="ce8" office:value-type="string" calcext:value-type="string">
            <text:p>G/L if it doesn't happen</text:p>
          </table:table-cell>
          <table:table-cell table:style-name="ce26" office:value-type="string" calcext:value-type="string">
            <text:p>G/L if it happens</text:p>
          </table:table-cell>
          <table:table-cell table:style-name="ce4" office:value-type="string" calcext:value-type="string">
            <text:p>Overall G/L if it Happens</text:p>
          </table:table-cell>
          <table:table-cell table:style-name="ce26" office:value-type="string" calcext:value-type="string">
            <text:p>Payout if it Happens</text:p>
          </table:table-cell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50 or fewe</text:p>
          </table:table-cell>
          <table:table-cell table:style-name="ce13" table:content-validation-name="val1" office:value-type="string" calcext:value-type="string">
            <text:p>NO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content-validation-name="val2" office:value-type="float" office:value="0.91" calcext:value-type="float">
            <text:p><text:s/>$0.91 </text:p>
          </table:table-cell>
          <table:table-cell table:style-name="ce23" table:formula="of:=IF([.C6]=&quot;yes&quot;;([.D6]*[.E6])*-1;([.D6]-([.D6]*[.E6]))*0.9)" office:value-type="float" office:value="0.081" calcext:value-type="float">
            <text:p><text:s/>$0.08 </text:p>
          </table:table-cell>
          <table:table-cell table:style-name="ce27" table:formula="of:=IF([.C6]=&quot;yes&quot;;([.D6]-([.D6]*[.E6]))*0.9;([.D6]*[.E6])*-1)" office:value-type="float" office:value="-0.91" calcext:value-type="float">
            <text:p><text:s/>$(0.91)</text:p>
          </table:table-cell>
          <table:table-cell table:style-name="ce43" table:formula="of:=IF([.D6]=0;&quot;&quot;;[.G6]+(SUM([.F$6:.F$35])-[.F6]))" office:value-type="float" office:value="-0.046" calcext:value-type="float">
            <text:p><text:s/>$(0.05)</text:p>
          </table:table-cell>
          <table:table-cell table:style-name="ce36" table:formula="of:=IF([.D6]=0;&quot;&quot;;([.H6]+[.H$37]))" office:value-type="float" office:value="0.005" calcext:value-type="float">
            <text:p><text:s/>$0.01 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string" calcext:value-type="string">
            <text:p>51 or 52</text:p>
          </table:table-cell>
          <table:table-cell table:style-name="ce14" table:content-validation-name="val1" office:value-type="string" calcext:value-type="string">
            <text:p>NO</text:p>
          </table:table-cell>
          <table:table-cell table:style-name="ce14" office:value-type="float" office:value="1" calcext:value-type="float">
            <text:p>1</text:p>
          </table:table-cell>
          <table:table-cell table:style-name="ce19" table:content-validation-name="val2" office:value-type="float" office:value="0.91" calcext:value-type="float">
            <text:p><text:s/>$0.91 </text:p>
          </table:table-cell>
          <table:table-cell table:style-name="ce24" table:formula="of:=IF([.C7]=&quot;yes&quot;;([.D7]*[.E7])*-1;([.D7]-([.D7]*[.E7]))*0.9)" office:value-type="float" office:value="0.081" calcext:value-type="float">
            <text:p><text:s/>$0.08 </text:p>
          </table:table-cell>
          <table:table-cell table:style-name="ce28" table:formula="of:=IF([.C7]=&quot;yes&quot;;([.D7]-([.D7]*[.E7]))*0.9;([.D7]*[.E7])*-1)" office:value-type="float" office:value="-0.91" calcext:value-type="float">
            <text:p><text:s/>$(0.91)</text:p>
          </table:table-cell>
          <table:table-cell table:style-name="ce44" table:formula="of:=IF([.D7]=0;&quot;&quot;;[.G7]+(SUM([.F$6:.F$35])-[.F7]))" office:value-type="float" office:value="-0.046" calcext:value-type="float">
            <text:p><text:s/>$(0.05)</text:p>
          </table:table-cell>
          <table:table-cell table:style-name="ce37" table:formula="of:=IF([.D7]=0;&quot;&quot;;([.H7]+[.H$37]))" office:value-type="float" office:value="0.005" calcext:value-type="float">
            <text:p><text:s/>$0.01 </text:p>
          </table:table-cell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53 or 54</text:p>
          </table:table-cell>
          <table:table-cell table:style-name="ce13" table:content-validation-name="val1" office:value-type="string" calcext:value-type="string">
            <text:p>NO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content-validation-name="val2" office:value-type="float" office:value="0.85" calcext:value-type="float">
            <text:p><text:s/>$0.85 </text:p>
          </table:table-cell>
          <table:table-cell table:style-name="ce23" table:formula="of:=IF([.C8]=&quot;yes&quot;;([.D8]*[.E8])*-1;([.D8]-([.D8]*[.E8]))*0.9)" office:value-type="float" office:value="0.135" calcext:value-type="float">
            <text:p><text:s/>$0.14 </text:p>
          </table:table-cell>
          <table:table-cell table:style-name="ce27" table:formula="of:=IF([.C8]=&quot;yes&quot;;([.D8]-([.D8]*[.E8]))*0.9;([.D8]*[.E8])*-1)" office:value-type="float" office:value="-0.85" calcext:value-type="float">
            <text:p><text:s/>$(0.85)</text:p>
          </table:table-cell>
          <table:table-cell table:style-name="ce43" table:formula="of:=IF([.D8]=0;&quot;&quot;;[.G8]+(SUM([.F$6:.F$35])-[.F8]))" office:value-type="float" office:value="-0.04" calcext:value-type="float">
            <text:p><text:s/>$(0.04)</text:p>
          </table:table-cell>
          <table:table-cell table:style-name="ce36" table:formula="of:=IF([.D8]=0;&quot;&quot;;([.H8]+[.H$37]))" office:value-type="float" office:value="0.011" calcext:value-type="float">
            <text:p><text:s/>$0.01 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string" calcext:value-type="string">
            <text:p>55 or 56</text:p>
          </table:table-cell>
          <table:table-cell table:style-name="ce14" table:content-validation-name="val1" office:value-type="string" calcext:value-type="string">
            <text:p>NO</text:p>
          </table:table-cell>
          <table:table-cell table:style-name="ce14" office:value-type="float" office:value="1" calcext:value-type="float">
            <text:p>1</text:p>
          </table:table-cell>
          <table:table-cell table:style-name="ce19" table:content-validation-name="val2" office:value-type="float" office:value="0.85" calcext:value-type="float">
            <text:p><text:s/>$0.85 </text:p>
          </table:table-cell>
          <table:table-cell table:style-name="ce24" table:formula="of:=IF([.C9]=&quot;yes&quot;;([.D9]*[.E9])*-1;([.D9]-([.D9]*[.E9]))*0.9)" office:value-type="float" office:value="0.135" calcext:value-type="float">
            <text:p><text:s/>$0.14 </text:p>
          </table:table-cell>
          <table:table-cell table:style-name="ce28" table:formula="of:=IF([.C9]=&quot;yes&quot;;([.D9]-([.D9]*[.E9]))*0.9;([.D9]*[.E9])*-1)" office:value-type="float" office:value="-0.85" calcext:value-type="float">
            <text:p><text:s/>$(0.85)</text:p>
          </table:table-cell>
          <table:table-cell table:style-name="ce44" table:formula="of:=IF([.D9]=0;&quot;&quot;;[.G9]+(SUM([.F$6:.F$35])-[.F9]))" office:value-type="float" office:value="-0.04" calcext:value-type="float">
            <text:p><text:s/>$(0.04)</text:p>
          </table:table-cell>
          <table:table-cell table:style-name="ce37" table:formula="of:=IF([.D9]=0;&quot;&quot;;([.H9]+[.H$37]))" office:value-type="float" office:value="0.011" calcext:value-type="float">
            <text:p><text:s/>$0.01 </text:p>
          </table:table-cell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57 or 58</text:p>
          </table:table-cell>
          <table:table-cell table:style-name="ce13" table:content-validation-name="val1" office:value-type="string" calcext:value-type="string">
            <text:p>NO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content-validation-name="val2" office:value-type="float" office:value="0.87" calcext:value-type="float">
            <text:p><text:s/>$0.87 </text:p>
          </table:table-cell>
          <table:table-cell table:style-name="ce23" table:formula="of:=IF([.C10]=&quot;yes&quot;;([.D10]*[.E10])*-1;([.D10]-([.D10]*[.E10]))*0.9)" office:value-type="float" office:value="0.117" calcext:value-type="float">
            <text:p><text:s/>$0.12 </text:p>
          </table:table-cell>
          <table:table-cell table:style-name="ce27" table:formula="of:=IF([.C10]=&quot;yes&quot;;([.D10]-([.D10]*[.E10]))*0.9;([.D10]*[.E10])*-1)" office:value-type="float" office:value="-0.87" calcext:value-type="float">
            <text:p><text:s/>$(0.87)</text:p>
          </table:table-cell>
          <table:table-cell table:style-name="ce43" table:formula="of:=IF([.D10]=0;&quot;&quot;;[.G10]+(SUM([.F$6:.F$35])-[.F10]))" office:value-type="float" office:value="-0.042" calcext:value-type="float">
            <text:p><text:s/>$(0.04)</text:p>
          </table:table-cell>
          <table:table-cell table:style-name="ce36" table:formula="of:=IF([.D10]=0;&quot;&quot;;([.H10]+[.H$37]))" office:value-type="float" office:value="0.00900000000000001" calcext:value-type="float">
            <text:p><text:s/>$0.01 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string" calcext:value-type="string">
            <text:p>59 or 60</text:p>
          </table:table-cell>
          <table:table-cell table:style-name="ce14" table:content-validation-name="val1" office:value-type="string" calcext:value-type="string">
            <text:p>NO</text:p>
          </table:table-cell>
          <table:table-cell table:style-name="ce14" office:value-type="float" office:value="1" calcext:value-type="float">
            <text:p>1</text:p>
          </table:table-cell>
          <table:table-cell table:style-name="ce19" table:content-validation-name="val2" office:value-type="float" office:value="0.93" calcext:value-type="float">
            <text:p><text:s/>$0.93 </text:p>
          </table:table-cell>
          <table:table-cell table:style-name="ce24" table:formula="of:=IF([.C11]=&quot;yes&quot;;([.D11]*[.E11])*-1;([.D11]-([.D11]*[.E11]))*0.9)" office:value-type="float" office:value="0.063" calcext:value-type="float">
            <text:p><text:s/>$0.06 </text:p>
          </table:table-cell>
          <table:table-cell table:style-name="ce28" table:formula="of:=IF([.C11]=&quot;yes&quot;;([.D11]-([.D11]*[.E11]))*0.9;([.D11]*[.E11])*-1)" office:value-type="float" office:value="-0.93" calcext:value-type="float">
            <text:p><text:s/>$(0.93)</text:p>
          </table:table-cell>
          <table:table-cell table:style-name="ce44" table:formula="of:=IF([.D11]=0;&quot;&quot;;[.G11]+(SUM([.F$6:.F$35])-[.F11]))" office:value-type="float" office:value="-0.048" calcext:value-type="float">
            <text:p><text:s/>$(0.05)</text:p>
          </table:table-cell>
          <table:table-cell table:style-name="ce37" table:formula="of:=IF([.D11]=0;&quot;&quot;;([.H11]+[.H$37]))" office:value-type="float" office:value="0.003" calcext:value-type="float">
            <text:p><text:s/>$0.00 </text:p>
          </table:table-cell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61 or 62</text:p>
          </table:table-cell>
          <table:table-cell table:style-name="ce13" table:content-validation-name="val1" office:value-type="string" calcext:value-type="string">
            <text:p>NO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content-validation-name="val2" office:value-type="float" office:value="0.94" calcext:value-type="float">
            <text:p><text:s/>$0.94 </text:p>
          </table:table-cell>
          <table:table-cell table:style-name="ce23" table:formula="of:=IF([.C12]=&quot;yes&quot;;([.D12]*[.E12])*-1;([.D12]-([.D12]*[.E12]))*0.9)" office:value-type="float" office:value="0.054" calcext:value-type="float">
            <text:p><text:s/>$0.05 </text:p>
          </table:table-cell>
          <table:table-cell table:style-name="ce27" table:formula="of:=IF([.C12]=&quot;yes&quot;;([.D12]-([.D12]*[.E12]))*0.9;([.D12]*[.E12])*-1)" office:value-type="float" office:value="-0.94" calcext:value-type="float">
            <text:p><text:s/>$(0.94)</text:p>
          </table:table-cell>
          <table:table-cell table:style-name="ce43" table:formula="of:=IF([.D12]=0;&quot;&quot;;[.G12]+(SUM([.F$6:.F$35])-[.F12]))" office:value-type="float" office:value="-0.049" calcext:value-type="float">
            <text:p><text:s/>$(0.05)</text:p>
          </table:table-cell>
          <table:table-cell table:style-name="ce36" table:formula="of:=IF([.D12]=0;&quot;&quot;;([.H12]+[.H$37]))" office:value-type="float" office:value="0.002" calcext:value-type="float">
            <text:p><text:s/>$0.00 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string" calcext:value-type="string">
            <text:p>63 or 64</text:p>
          </table:table-cell>
          <table:table-cell table:style-name="ce14" table:content-validation-name="val1" office:value-type="string" calcext:value-type="string">
            <text:p>NO</text:p>
          </table:table-cell>
          <table:table-cell table:style-name="ce14" office:value-type="float" office:value="1" calcext:value-type="float">
            <text:p>1</text:p>
          </table:table-cell>
          <table:table-cell table:style-name="ce19" table:content-validation-name="val2" office:value-type="float" office:value="0.96" calcext:value-type="float">
            <text:p><text:s/>$0.96 </text:p>
          </table:table-cell>
          <table:table-cell table:style-name="ce24" table:formula="of:=IF([.C13]=&quot;yes&quot;;([.D13]*[.E13])*-1;([.D13]-([.D13]*[.E13]))*0.9)" office:value-type="float" office:value="0.036" calcext:value-type="float">
            <text:p><text:s/>$0.04 </text:p>
          </table:table-cell>
          <table:table-cell table:style-name="ce28" table:formula="of:=IF([.C13]=&quot;yes&quot;;([.D13]-([.D13]*[.E13]))*0.9;([.D13]*[.E13])*-1)" office:value-type="float" office:value="-0.96" calcext:value-type="float">
            <text:p><text:s/>$(0.96)</text:p>
          </table:table-cell>
          <table:table-cell table:style-name="ce44" table:formula="of:=IF([.D13]=0;&quot;&quot;;[.G13]+(SUM([.F$6:.F$35])-[.F13]))" office:value-type="float" office:value="-0.051" calcext:value-type="float">
            <text:p><text:s/>$(0.05)</text:p>
          </table:table-cell>
          <table:table-cell table:style-name="ce37" table:formula="of:=IF([.D13]=0;&quot;&quot;;([.H13]+[.H$37]))" office:value-type="float" office:value="0" calcext:value-type="float">
            <text:p><text:s/>$- <text:s text:c="2"/></text:p>
          </table:table-cell>
          <table:table-cell table:number-columns-repeated="1015"/>
        </table:table-row>
        <table:table-row table:style-name="ro3">
          <table:table-cell/>
          <table:table-cell table:style-name="ce5" office:value-type="string" calcext:value-type="string">
            <text:p>65 or 66</text:p>
          </table:table-cell>
          <table:table-cell table:style-name="ce13" table:content-validation-name="val1" office:value-type="string" calcext:value-type="string">
            <text:p>NO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content-validation-name="val2" office:value-type="float" office:value="0.96" calcext:value-type="float">
            <text:p><text:s/>$0.96 </text:p>
          </table:table-cell>
          <table:table-cell table:style-name="ce23" table:formula="of:=IF([.C14]=&quot;yes&quot;;([.D14]*[.E14])*-1;([.D14]-([.D14]*[.E14]))*0.9)" office:value-type="float" office:value="0.036" calcext:value-type="float">
            <text:p><text:s/>$0.04 </text:p>
          </table:table-cell>
          <table:table-cell table:style-name="ce27" table:formula="of:=IF([.C14]=&quot;yes&quot;;([.D14]-([.D14]*[.E14]))*0.9;([.D14]*[.E14])*-1)" office:value-type="float" office:value="-0.96" calcext:value-type="float">
            <text:p><text:s/>$(0.96)</text:p>
          </table:table-cell>
          <table:table-cell table:style-name="ce43" table:formula="of:=IF([.D14]=0;&quot;&quot;;[.G14]+(SUM([.F$6:.F$35])-[.F14]))" office:value-type="float" office:value="-0.051" calcext:value-type="float">
            <text:p><text:s/>$(0.05)</text:p>
          </table:table-cell>
          <table:table-cell table:style-name="ce36" table:formula="of:=IF([.D14]=0;&quot;&quot;;([.H14]+[.H$37]))" office:value-type="float" office:value="0" calcext:value-type="float">
            <text:p><text:s/>$- <text:s text:c="2"/>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string" calcext:value-type="string">
            <text:p>67 or more</text:p>
          </table:table-cell>
          <table:table-cell table:style-name="ce14" table:content-validation-name="val1" office:value-type="string" calcext:value-type="string">
            <text:p>NO</text:p>
          </table:table-cell>
          <table:table-cell table:style-name="ce14" office:value-type="float" office:value="1" calcext:value-type="float">
            <text:p>1</text:p>
          </table:table-cell>
          <table:table-cell table:style-name="ce19" table:content-validation-name="val2" office:value-type="float" office:value="0.77" calcext:value-type="float">
            <text:p><text:s/>$0.77 </text:p>
          </table:table-cell>
          <table:table-cell table:style-name="ce24" table:formula="of:=IF([.C15]=&quot;yes&quot;;([.D15]*[.E15])*-1;([.D15]-([.D15]*[.E15]))*0.9)" office:value-type="float" office:value="0.207" calcext:value-type="float">
            <text:p><text:s/>$0.21 </text:p>
          </table:table-cell>
          <table:table-cell table:style-name="ce28" table:formula="of:=IF([.C15]=&quot;yes&quot;;([.D15]-([.D15]*[.E15]))*0.9;([.D15]*[.E15])*-1)" office:value-type="float" office:value="-0.77" calcext:value-type="float">
            <text:p><text:s/>$(0.77)</text:p>
          </table:table-cell>
          <table:table-cell table:style-name="ce44" table:formula="of:=IF([.D15]=0;&quot;&quot;;[.G15]+(SUM([.F$6:.F$35])-[.F15]))" office:value-type="float" office:value="-0.032" calcext:value-type="float">
            <text:p><text:s/>$(0.03)</text:p>
          </table:table-cell>
          <table:table-cell table:style-name="ce37" table:formula="of:=IF([.D15]=0;&quot;&quot;;([.H15]+[.H$37]))" office:value-type="float" office:value="0.019" calcext:value-type="float">
            <text:p><text:s/>$0.02 </text:p>
          </table:table-cell>
          <table:table-cell table:number-columns-repeated="1015"/>
        </table:table-row>
        <table:table-row table:style-name="ro2">
          <table:table-cell/>
          <table:table-cell table:style-name="ce5"/>
          <table:table-cell table:style-name="ce13" table:content-validation-name="val1"/>
          <table:table-cell table:style-name="ce13"/>
          <table:table-cell table:style-name="ce18" table:content-validation-name="val2"/>
          <table:table-cell table:style-name="ce23" table:formula="of:=IF([.C16]=&quot;yes&quot;;([.D16]*[.E16])*-1;([.D16]-([.D16]*[.E16]))*0.9)" office:value-type="float" office:value="0" calcext:value-type="float">
            <text:p><text:s/>$- <text:s text:c="2"/></text:p>
          </table:table-cell>
          <table:table-cell table:style-name="ce27" table:formula="of:=IF([.C16]=&quot;yes&quot;;([.D16]-([.D16]*[.E16]))*0.9;([.D16]*[.E16])*-1)" office:value-type="float" office:value="-0" calcext:value-type="float">
            <text:p><text:s/>$- <text:s text:c="2"/></text:p>
          </table:table-cell>
          <table:table-cell table:style-name="ce43" table:formula="of:=IF([.D16]=0;&quot;&quot;;[.G16]+(SUM([.F$6:.F$35])-[.F16]))">
            <text:p><text:s text:c="2"/></text:p>
          </table:table-cell>
          <table:table-cell table:style-name="ce36" table:formula="of:=IF([.D16]=0;&quot;&quot;;([.H16]+[.H$37]))">
            <text:p><text:s text:c="2"/></text:p>
          </table:table-cell>
          <table:table-cell table:number-columns-repeated="1015"/>
        </table:table-row>
        <table:table-row table:style-name="ro2">
          <table:table-cell/>
          <table:table-cell table:style-name="ce6"/>
          <table:table-cell table:style-name="ce14" table:content-validation-name="val1"/>
          <table:table-cell table:style-name="ce14"/>
          <table:table-cell table:style-name="ce19" table:content-validation-name="val2"/>
          <table:table-cell table:style-name="ce24" table:formula="of:=IF([.C17]=&quot;yes&quot;;([.D17]*[.E17])*-1;([.D17]-([.D17]*[.E17]))*0.9)" office:value-type="float" office:value="0" calcext:value-type="float">
            <text:p><text:s/>$- <text:s text:c="2"/></text:p>
          </table:table-cell>
          <table:table-cell table:style-name="ce28" table:formula="of:=IF([.C17]=&quot;yes&quot;;([.D17]-([.D17]*[.E17]))*0.9;([.D17]*[.E17])*-1)" office:value-type="float" office:value="-0" calcext:value-type="float">
            <text:p><text:s/>$- <text:s text:c="2"/></text:p>
          </table:table-cell>
          <table:table-cell table:style-name="ce44" table:formula="of:=IF([.D17]=0;&quot;&quot;;[.G17]+(SUM([.F$6:.F$35])-[.F17]))">
            <text:p><text:s text:c="2"/></text:p>
          </table:table-cell>
          <table:table-cell table:style-name="ce37" table:formula="of:=IF([.D17]=0;&quot;&quot;;([.H17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5"/>
          <table:table-cell table:style-name="ce13" table:content-validation-name="val1"/>
          <table:table-cell table:style-name="ce13"/>
          <table:table-cell table:style-name="ce18" table:content-validation-name="val2"/>
          <table:table-cell table:style-name="ce23" table:formula="of:=IF([.C18]=&quot;yes&quot;;([.D18]*[.E18])*-1;([.D18]-([.D18]*[.E18]))*0.9)" office:value-type="float" office:value="0" calcext:value-type="float">
            <text:p><text:s/>$- <text:s text:c="2"/></text:p>
          </table:table-cell>
          <table:table-cell table:style-name="ce27" table:formula="of:=IF([.C18]=&quot;yes&quot;;([.D18]-([.D18]*[.E18]))*0.9;([.D18]*[.E18])*-1)" office:value-type="float" office:value="-0" calcext:value-type="float">
            <text:p><text:s/>$- <text:s text:c="2"/></text:p>
          </table:table-cell>
          <table:table-cell table:style-name="ce43" table:formula="of:=IF([.D18]=0;&quot;&quot;;[.G18]+(SUM([.F$6:.F$35])-[.F18]))">
            <text:p><text:s text:c="2"/></text:p>
          </table:table-cell>
          <table:table-cell table:style-name="ce36" table:formula="of:=IF([.D18]=0;&quot;&quot;;([.H18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6"/>
          <table:table-cell table:style-name="ce14" table:content-validation-name="val1"/>
          <table:table-cell table:style-name="ce14"/>
          <table:table-cell table:style-name="ce19" table:content-validation-name="val2"/>
          <table:table-cell table:style-name="ce24" table:formula="of:=IF([.C19]=&quot;yes&quot;;([.D19]*[.E19])*-1;([.D19]-([.D19]*[.E19]))*0.9)" office:value-type="float" office:value="0" calcext:value-type="float">
            <text:p><text:s/>$- <text:s text:c="2"/></text:p>
          </table:table-cell>
          <table:table-cell table:style-name="ce28" table:formula="of:=IF([.C19]=&quot;yes&quot;;([.D19]-([.D19]*[.E19]))*0.9;([.D19]*[.E19])*-1)" office:value-type="float" office:value="-0" calcext:value-type="float">
            <text:p><text:s/>$- <text:s text:c="2"/></text:p>
          </table:table-cell>
          <table:table-cell table:style-name="ce44" table:formula="of:=IF([.D19]=0;&quot;&quot;;[.G19]+(SUM([.F$6:.F$35])-[.F19]))">
            <text:p><text:s text:c="2"/></text:p>
          </table:table-cell>
          <table:table-cell table:style-name="ce37" table:formula="of:=IF([.D19]=0;&quot;&quot;;([.H19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5"/>
          <table:table-cell table:style-name="ce13" table:content-validation-name="val1"/>
          <table:table-cell table:style-name="ce13"/>
          <table:table-cell table:style-name="ce18" table:content-validation-name="val2"/>
          <table:table-cell table:style-name="ce23" table:formula="of:=IF([.C20]=&quot;yes&quot;;([.D20]*[.E20])*-1;([.D20]-([.D20]*[.E20]))*0.9)" office:value-type="float" office:value="0" calcext:value-type="float">
            <text:p><text:s/>$- <text:s text:c="2"/></text:p>
          </table:table-cell>
          <table:table-cell table:style-name="ce27" table:formula="of:=IF([.C20]=&quot;yes&quot;;([.D20]-([.D20]*[.E20]))*0.9;([.D20]*[.E20])*-1)" office:value-type="float" office:value="-0" calcext:value-type="float">
            <text:p><text:s/>$- <text:s text:c="2"/></text:p>
          </table:table-cell>
          <table:table-cell table:style-name="ce43" table:formula="of:=IF([.D20]=0;&quot;&quot;;[.G20]+(SUM([.F$6:.F$35])-[.F20]))">
            <text:p><text:s text:c="2"/></text:p>
          </table:table-cell>
          <table:table-cell table:style-name="ce36" table:formula="of:=IF([.D20]=0;&quot;&quot;;([.H20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6"/>
          <table:table-cell table:style-name="ce14" table:content-validation-name="val1"/>
          <table:table-cell table:style-name="ce14"/>
          <table:table-cell table:style-name="ce19" table:content-validation-name="val2"/>
          <table:table-cell table:style-name="ce24" table:formula="of:=IF([.C21]=&quot;yes&quot;;([.D21]*[.E21])*-1;([.D21]-([.D21]*[.E21]))*0.9)" office:value-type="float" office:value="0" calcext:value-type="float">
            <text:p><text:s/>$- <text:s text:c="2"/></text:p>
          </table:table-cell>
          <table:table-cell table:style-name="ce28" table:formula="of:=IF([.C21]=&quot;yes&quot;;([.D21]-([.D21]*[.E21]))*0.9;([.D21]*[.E21])*-1)" office:value-type="float" office:value="-0" calcext:value-type="float">
            <text:p><text:s/>$- <text:s text:c="2"/></text:p>
          </table:table-cell>
          <table:table-cell table:style-name="ce44" table:formula="of:=IF([.D21]=0;&quot;&quot;;[.G21]+(SUM([.F$6:.F$35])-[.F21]))">
            <text:p><text:s text:c="2"/></text:p>
          </table:table-cell>
          <table:table-cell table:style-name="ce37" table:formula="of:=IF([.D21]=0;&quot;&quot;;([.H21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5"/>
          <table:table-cell table:style-name="ce13" table:content-validation-name="val1"/>
          <table:table-cell table:style-name="ce13"/>
          <table:table-cell table:style-name="ce18" table:content-validation-name="val2"/>
          <table:table-cell table:style-name="ce23" table:formula="of:=IF([.C22]=&quot;yes&quot;;([.D22]*[.E22])*-1;([.D22]-([.D22]*[.E22]))*0.9)" office:value-type="float" office:value="0" calcext:value-type="float">
            <text:p><text:s/>$- <text:s text:c="2"/></text:p>
          </table:table-cell>
          <table:table-cell table:style-name="ce27" table:formula="of:=IF([.C22]=&quot;yes&quot;;([.D22]-([.D22]*[.E22]))*0.9;([.D22]*[.E22])*-1)" office:value-type="float" office:value="-0" calcext:value-type="float">
            <text:p><text:s/>$- <text:s text:c="2"/></text:p>
          </table:table-cell>
          <table:table-cell table:style-name="ce43" table:formula="of:=IF([.D22]=0;&quot;&quot;;[.G22]+(SUM([.F$6:.F$35])-[.F22]))">
            <text:p><text:s text:c="2"/></text:p>
          </table:table-cell>
          <table:table-cell table:style-name="ce36" table:formula="of:=IF([.D22]=0;&quot;&quot;;([.H22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6"/>
          <table:table-cell table:style-name="ce14" table:content-validation-name="val1"/>
          <table:table-cell table:style-name="ce14"/>
          <table:table-cell table:style-name="ce19" table:content-validation-name="val2"/>
          <table:table-cell table:style-name="ce24" table:formula="of:=IF([.C23]=&quot;yes&quot;;([.D23]*[.E23])*-1;([.D23]-([.D23]*[.E23]))*0.9)" office:value-type="float" office:value="0" calcext:value-type="float">
            <text:p><text:s/>$- <text:s text:c="2"/></text:p>
          </table:table-cell>
          <table:table-cell table:style-name="ce28" table:formula="of:=IF([.C23]=&quot;yes&quot;;([.D23]-([.D23]*[.E23]))*0.9;([.D23]*[.E23])*-1)" office:value-type="float" office:value="-0" calcext:value-type="float">
            <text:p><text:s/>$- <text:s text:c="2"/></text:p>
          </table:table-cell>
          <table:table-cell table:style-name="ce44" table:formula="of:=IF([.D23]=0;&quot;&quot;;[.G23]+(SUM([.F$6:.F$35])-[.F23]))">
            <text:p><text:s text:c="2"/></text:p>
          </table:table-cell>
          <table:table-cell table:style-name="ce37" table:formula="of:=IF([.D23]=0;&quot;&quot;;([.H23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5"/>
          <table:table-cell table:style-name="ce13" table:content-validation-name="val1"/>
          <table:table-cell table:style-name="ce13"/>
          <table:table-cell table:style-name="ce18" table:content-validation-name="val2"/>
          <table:table-cell table:style-name="ce23" table:formula="of:=IF([.C24]=&quot;yes&quot;;([.D24]*[.E24])*-1;([.D24]-([.D24]*[.E24]))*0.9)" office:value-type="float" office:value="0" calcext:value-type="float">
            <text:p><text:s/>$- <text:s text:c="2"/></text:p>
          </table:table-cell>
          <table:table-cell table:style-name="ce27" table:formula="of:=IF([.C24]=&quot;yes&quot;;([.D24]-([.D24]*[.E24]))*0.9;([.D24]*[.E24])*-1)" office:value-type="float" office:value="-0" calcext:value-type="float">
            <text:p><text:s/>$- <text:s text:c="2"/></text:p>
          </table:table-cell>
          <table:table-cell table:style-name="ce43" table:formula="of:=IF([.D24]=0;&quot;&quot;;[.G24]+(SUM([.F$6:.F$35])-[.F24]))">
            <text:p><text:s text:c="2"/></text:p>
          </table:table-cell>
          <table:table-cell table:style-name="ce36" table:formula="of:=IF([.D24]=0;&quot;&quot;;([.H24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6"/>
          <table:table-cell table:style-name="ce14" table:content-validation-name="val1"/>
          <table:table-cell table:style-name="ce14"/>
          <table:table-cell table:style-name="ce19" table:content-validation-name="val2"/>
          <table:table-cell table:style-name="ce24" table:formula="of:=IF([.C25]=&quot;yes&quot;;([.D25]*[.E25])*-1;([.D25]-([.D25]*[.E25]))*0.9)" office:value-type="float" office:value="0" calcext:value-type="float">
            <text:p><text:s/>$- <text:s text:c="2"/></text:p>
          </table:table-cell>
          <table:table-cell table:style-name="ce28" table:formula="of:=IF([.C25]=&quot;yes&quot;;([.D25]-([.D25]*[.E25]))*0.9;([.D25]*[.E25])*-1)" office:value-type="float" office:value="-0" calcext:value-type="float">
            <text:p><text:s/>$- <text:s text:c="2"/></text:p>
          </table:table-cell>
          <table:table-cell table:style-name="ce44" table:formula="of:=IF([.D25]=0;&quot;&quot;;[.G25]+(SUM([.F$6:.F$35])-[.F25]))">
            <text:p><text:s text:c="2"/></text:p>
          </table:table-cell>
          <table:table-cell table:style-name="ce37" table:formula="of:=IF([.D25]=0;&quot;&quot;;([.H25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5"/>
          <table:table-cell table:style-name="ce13" table:content-validation-name="val1"/>
          <table:table-cell table:style-name="ce13"/>
          <table:table-cell table:style-name="ce18" table:content-validation-name="val2"/>
          <table:table-cell table:style-name="ce23" table:formula="of:=IF([.C26]=&quot;yes&quot;;([.D26]*[.E26])*-1;([.D26]-([.D26]*[.E26]))*0.9)" office:value-type="float" office:value="0" calcext:value-type="float">
            <text:p><text:s/>$- <text:s text:c="2"/></text:p>
          </table:table-cell>
          <table:table-cell table:style-name="ce27" table:formula="of:=IF([.C26]=&quot;yes&quot;;([.D26]-([.D26]*[.E26]))*0.9;([.D26]*[.E26])*-1)" office:value-type="float" office:value="-0" calcext:value-type="float">
            <text:p><text:s/>$- <text:s text:c="2"/></text:p>
          </table:table-cell>
          <table:table-cell table:style-name="ce43" table:formula="of:=IF([.D26]=0;&quot;&quot;;[.G26]+(SUM([.F$6:.F$35])-[.F26]))">
            <text:p><text:s text:c="2"/></text:p>
          </table:table-cell>
          <table:table-cell table:style-name="ce36" table:formula="of:=IF([.D26]=0;&quot;&quot;;([.H26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6"/>
          <table:table-cell table:style-name="ce14" table:content-validation-name="val1"/>
          <table:table-cell table:style-name="ce14"/>
          <table:table-cell table:style-name="ce19" table:content-validation-name="val2"/>
          <table:table-cell table:style-name="ce24" table:formula="of:=IF([.C27]=&quot;yes&quot;;([.D27]*[.E27])*-1;([.D27]-([.D27]*[.E27]))*0.9)" office:value-type="float" office:value="0" calcext:value-type="float">
            <text:p><text:s/>$- <text:s text:c="2"/></text:p>
          </table:table-cell>
          <table:table-cell table:style-name="ce28" table:formula="of:=IF([.C27]=&quot;yes&quot;;([.D27]-([.D27]*[.E27]))*0.9;([.D27]*[.E27])*-1)" office:value-type="float" office:value="-0" calcext:value-type="float">
            <text:p><text:s/>$- <text:s text:c="2"/></text:p>
          </table:table-cell>
          <table:table-cell table:style-name="ce44" table:formula="of:=IF([.D27]=0;&quot;&quot;;[.G27]+(SUM([.F$6:.F$35])-[.F27]))">
            <text:p><text:s text:c="2"/></text:p>
          </table:table-cell>
          <table:table-cell table:style-name="ce37" table:formula="of:=IF([.D27]=0;&quot;&quot;;([.H27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5"/>
          <table:table-cell table:style-name="ce13" table:content-validation-name="val1"/>
          <table:table-cell table:style-name="ce13"/>
          <table:table-cell table:style-name="ce18" table:content-validation-name="val2"/>
          <table:table-cell table:style-name="ce23" table:formula="of:=IF([.C28]=&quot;yes&quot;;([.D28]*[.E28])*-1;([.D28]-([.D28]*[.E28]))*0.9)" office:value-type="float" office:value="0" calcext:value-type="float">
            <text:p><text:s/>$- <text:s text:c="2"/></text:p>
          </table:table-cell>
          <table:table-cell table:style-name="ce27" table:formula="of:=IF([.C28]=&quot;yes&quot;;([.D28]-([.D28]*[.E28]))*0.9;([.D28]*[.E28])*-1)" office:value-type="float" office:value="-0" calcext:value-type="float">
            <text:p><text:s/>$- <text:s text:c="2"/></text:p>
          </table:table-cell>
          <table:table-cell table:style-name="ce43" table:formula="of:=IF([.D28]=0;&quot;&quot;;[.G28]+(SUM([.F$6:.F$35])-[.F28]))">
            <text:p><text:s text:c="2"/></text:p>
          </table:table-cell>
          <table:table-cell table:style-name="ce36" table:formula="of:=IF([.D28]=0;&quot;&quot;;([.H28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6"/>
          <table:table-cell table:style-name="ce14" table:content-validation-name="val1"/>
          <table:table-cell table:style-name="ce14"/>
          <table:table-cell table:style-name="ce19" table:content-validation-name="val2"/>
          <table:table-cell table:style-name="ce24" table:formula="of:=IF([.C29]=&quot;yes&quot;;([.D29]*[.E29])*-1;([.D29]-([.D29]*[.E29]))*0.9)" office:value-type="float" office:value="0" calcext:value-type="float">
            <text:p><text:s/>$- <text:s text:c="2"/></text:p>
          </table:table-cell>
          <table:table-cell table:style-name="ce28" table:formula="of:=IF([.C29]=&quot;yes&quot;;([.D29]-([.D29]*[.E29]))*0.9;([.D29]*[.E29])*-1)" office:value-type="float" office:value="-0" calcext:value-type="float">
            <text:p><text:s/>$- <text:s text:c="2"/></text:p>
          </table:table-cell>
          <table:table-cell table:style-name="ce44" table:formula="of:=IF([.D29]=0;&quot;&quot;;[.G29]+(SUM([.F$6:.F$35])-[.F29]))">
            <text:p><text:s text:c="2"/></text:p>
          </table:table-cell>
          <table:table-cell table:style-name="ce37" table:formula="of:=IF([.D29]=0;&quot;&quot;;([.H29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5"/>
          <table:table-cell table:style-name="ce13" table:content-validation-name="val1"/>
          <table:table-cell table:style-name="ce13"/>
          <table:table-cell table:style-name="ce18" table:content-validation-name="val2"/>
          <table:table-cell table:style-name="ce23" table:formula="of:=IF([.C30]=&quot;yes&quot;;([.D30]*[.E30])*-1;([.D30]-([.D30]*[.E30]))*0.9)" office:value-type="float" office:value="0" calcext:value-type="float">
            <text:p><text:s/>$- <text:s text:c="2"/></text:p>
          </table:table-cell>
          <table:table-cell table:style-name="ce27" table:formula="of:=IF([.C30]=&quot;yes&quot;;([.D30]-([.D30]*[.E30]))*0.9;([.D30]*[.E30])*-1)" office:value-type="float" office:value="-0" calcext:value-type="float">
            <text:p><text:s/>$- <text:s text:c="2"/></text:p>
          </table:table-cell>
          <table:table-cell table:style-name="ce43" table:formula="of:=IF([.D30]=0;&quot;&quot;;[.G30]+(SUM([.F$6:.F$35])-[.F30]))">
            <text:p><text:s text:c="2"/></text:p>
          </table:table-cell>
          <table:table-cell table:style-name="ce36" table:formula="of:=IF([.D30]=0;&quot;&quot;;([.H30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6"/>
          <table:table-cell table:style-name="ce14" table:content-validation-name="val1"/>
          <table:table-cell table:style-name="ce14"/>
          <table:table-cell table:style-name="ce19" table:content-validation-name="val2"/>
          <table:table-cell table:style-name="ce24" table:formula="of:=IF([.C31]=&quot;yes&quot;;([.D31]*[.E31])*-1;([.D31]-([.D31]*[.E31]))*0.9)" office:value-type="float" office:value="0" calcext:value-type="float">
            <text:p><text:s/>$- <text:s text:c="2"/></text:p>
          </table:table-cell>
          <table:table-cell table:style-name="ce28" table:formula="of:=IF([.C31]=&quot;yes&quot;;([.D31]-([.D31]*[.E31]))*0.9;([.D31]*[.E31])*-1)" office:value-type="float" office:value="-0" calcext:value-type="float">
            <text:p><text:s/>$- <text:s text:c="2"/></text:p>
          </table:table-cell>
          <table:table-cell table:style-name="ce44" table:formula="of:=IF([.D31]=0;&quot;&quot;;[.G31]+(SUM([.F$6:.F$35])-[.F31]))">
            <text:p><text:s text:c="2"/></text:p>
          </table:table-cell>
          <table:table-cell table:style-name="ce37" table:formula="of:=IF([.D31]=0;&quot;&quot;;([.H31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5"/>
          <table:table-cell table:style-name="ce13" table:content-validation-name="val1"/>
          <table:table-cell table:style-name="ce13"/>
          <table:table-cell table:style-name="ce18" table:content-validation-name="val2"/>
          <table:table-cell table:style-name="ce23" table:formula="of:=IF([.C32]=&quot;yes&quot;;([.D32]*[.E32])*-1;([.D32]-([.D32]*[.E32]))*0.9)" office:value-type="float" office:value="0" calcext:value-type="float">
            <text:p><text:s/>$- <text:s text:c="2"/></text:p>
          </table:table-cell>
          <table:table-cell table:style-name="ce27" table:formula="of:=IF([.C32]=&quot;yes&quot;;([.D32]-([.D32]*[.E32]))*0.9;([.D32]*[.E32])*-1)" office:value-type="float" office:value="-0" calcext:value-type="float">
            <text:p><text:s/>$- <text:s text:c="2"/></text:p>
          </table:table-cell>
          <table:table-cell table:style-name="ce43" table:formula="of:=IF([.D32]=0;&quot;&quot;;[.G32]+(SUM([.F$6:.F$35])-[.F32]))">
            <text:p><text:s text:c="2"/></text:p>
          </table:table-cell>
          <table:table-cell table:style-name="ce36" table:formula="of:=IF([.D32]=0;&quot;&quot;;([.H32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6"/>
          <table:table-cell table:style-name="ce14" table:content-validation-name="val1"/>
          <table:table-cell table:style-name="ce14"/>
          <table:table-cell table:style-name="ce19" table:content-validation-name="val2"/>
          <table:table-cell table:style-name="ce24" table:formula="of:=IF([.C33]=&quot;yes&quot;;([.D33]*[.E33])*-1;([.D33]-([.D33]*[.E33]))*0.9)" office:value-type="float" office:value="0" calcext:value-type="float">
            <text:p><text:s/>$- <text:s text:c="2"/></text:p>
          </table:table-cell>
          <table:table-cell table:style-name="ce28" table:formula="of:=IF([.C33]=&quot;yes&quot;;([.D33]-([.D33]*[.E33]))*0.9;([.D33]*[.E33])*-1)" office:value-type="float" office:value="-0" calcext:value-type="float">
            <text:p><text:s/>$- <text:s text:c="2"/></text:p>
          </table:table-cell>
          <table:table-cell table:style-name="ce44" table:formula="of:=IF([.D33]=0;&quot;&quot;;[.G33]+(SUM([.F$6:.F$35])-[.F33]))">
            <text:p><text:s text:c="2"/></text:p>
          </table:table-cell>
          <table:table-cell table:style-name="ce37" table:formula="of:=IF([.D33]=0;&quot;&quot;;([.H33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5"/>
          <table:table-cell table:style-name="ce13" table:content-validation-name="val1"/>
          <table:table-cell table:style-name="ce13"/>
          <table:table-cell table:style-name="ce18" table:content-validation-name="val2"/>
          <table:table-cell table:style-name="ce23" table:formula="of:=IF([.C34]=&quot;yes&quot;;([.D34]*[.E34])*-1;([.D34]-([.D34]*[.E34]))*0.9)" office:value-type="float" office:value="0" calcext:value-type="float">
            <text:p><text:s/>$- <text:s text:c="2"/></text:p>
          </table:table-cell>
          <table:table-cell table:style-name="ce27" table:formula="of:=IF([.C34]=&quot;yes&quot;;([.D34]-([.D34]*[.E34]))*0.9;([.D34]*[.E34])*-1)" office:value-type="float" office:value="-0" calcext:value-type="float">
            <text:p><text:s/>$- <text:s text:c="2"/></text:p>
          </table:table-cell>
          <table:table-cell table:style-name="ce43" table:formula="of:=IF([.D34]=0;&quot;&quot;;[.G34]+(SUM([.F$6:.F$35])-[.F34]))">
            <text:p><text:s text:c="2"/></text:p>
          </table:table-cell>
          <table:table-cell table:style-name="ce36" table:formula="of:=IF([.D34]=0;&quot;&quot;;([.H34]+[.H$37]))">
            <text:p><text:s text:c="2"/></text:p>
          </table:table-cell>
          <table:table-cell table:number-columns-repeated="1015"/>
        </table:table-row>
        <table:table-row table:style-name="ro2" table:visibility="collapse">
          <table:table-cell/>
          <table:table-cell table:style-name="ce6"/>
          <table:table-cell table:style-name="ce14" table:content-validation-name="val1"/>
          <table:table-cell table:style-name="ce14"/>
          <table:table-cell table:style-name="ce19" table:content-validation-name="val2"/>
          <table:table-cell table:style-name="ce24" table:formula="of:=IF([.C35]=&quot;yes&quot;;([.D35]*[.E35])*-1;([.D35]-([.D35]*[.E35]))*0.9)" office:value-type="float" office:value="0" calcext:value-type="float">
            <text:p><text:s/>$- <text:s text:c="2"/></text:p>
          </table:table-cell>
          <table:table-cell table:style-name="ce28" table:formula="of:=IF([.C35]=&quot;yes&quot;;([.D35]-([.D35]*[.E35]))*0.9;([.D35]*[.E35])*-1)" office:value-type="float" office:value="-0" calcext:value-type="float">
            <text:p><text:s/>$- <text:s text:c="2"/></text:p>
          </table:table-cell>
          <table:table-cell table:style-name="ce45" table:formula="of:=IF([.D35]=0;&quot;&quot;;[.G35]+(SUM([.F$6:.F$35])-[.F35]))">
            <text:p><text:s text:c="2"/></text:p>
          </table:table-cell>
          <table:table-cell table:style-name="ce37" table:formula="of:=IF([.D35]=0;&quot;&quot;;([.H35]+[.H$37]))">
            <text:p><text:s text:c="2"/></text:p>
          </table:table-cell>
          <table:table-cell table:number-columns-repeated="1015"/>
        </table:table-row>
        <table:table-row table:style-name="ro3">
          <table:table-cell/>
          <table:table-cell table:style-name="ce7" office:value-type="string" calcext:value-type="string">
            <text:p>None of the above</text:p>
          </table:table-cell>
          <table:table-cell table:style-name="ce15" table:number-columns-repeated="2"/>
          <table:table-cell table:style-name="ce20"/>
          <table:table-cell table:style-name="ce25"/>
          <table:table-cell table:style-name="ce20"/>
          <table:table-cell table:style-name="ce46"/>
          <table:table-cell table:style-name="ce38" table:formula="of:=([.H36]+[.H$37])" office:value-type="float" office:value="0.051" calcext:value-type="float">
            <text:p><text:s/>$0.05 </text:p>
          </table:table-cell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Total Cost</text:p>
          </table:table-cell>
          <table:table-cell table:style-name="ce16" table:number-columns-repeated="2"/>
          <table:table-cell table:style-name="ce21" table:number-columns-repeated="3"/>
          <table:table-cell table:style-name="ce21" table:formula="of:=MIN([.H6:.H35])*-1" office:value-type="float" office:value="0.051" calcext:value-type="float">
            <text:p><text:s/>$0.05 </text:p>
          </table:table-cell>
          <table:table-cell table:style-name="ce17"/>
          <table:table-cell table:number-columns-repeated="1015"/>
        </table:table-row>
        <table:table-row table:style-name="ro2" table:number-rows-repeated="5">
          <table:table-cell table:number-columns-repeated="4"/>
          <table:table-cell table:style-name="ce22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22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22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22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22" table:number-columns-repeated="4"/>
          <table:table-cell table:number-columns-repeated="1016"/>
        </table:table-row>
        <table:table-row table:style-name="ro3" table:number-rows-repeated="3">
          <table:table-cell table:number-columns-repeated="5"/>
          <table:table-cell table:style-name="ce22" table:number-columns-repeated="3"/>
          <table:table-cell table:number-columns-repeated="1016"/>
        </table:table-row>
        <table:table-row table:style-name="ro3" table:number-rows-repeated="7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3" table:number-rows-repeated="10">
          <table:table-cell table:number-columns-repeated="1024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NEG RISK TEMPLATE'.H6:'NEG RISK TEMPLATE'.H36">
            <calcext:condition calcext:apply-style-name="ConditionalStyle_2" calcext:value="&lt;0" calcext:base-cell-address="'CONVICT 7054 SHARES'.H6"/>
            <calcext:condition calcext:apply-style-name="ConditionalStyle_1" calcext:value="&gt;0" calcext:base-cell-address="'CONVICT 7054 SHARES'.H6"/>
          </calcext:conditional-format>
        </calcext:conditional-formats>
      </table:table>
      <table:table table:name="Fee, Profit &amp; ROI" table:style-name="ta2"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1016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1" office:value-type="string" calcext:value-type="string" table:number-columns-spanned="7" table:number-rows-spanned="3">
            <text:p>Fee, Profit, &amp; ROI Calculator</text:p>
          </table:table-cell>
          <table:covered-table-cell table:number-columns-repeated="5" table:style-name="ce9"/>
          <table:covered-table-cell table:style-name="ce33"/>
          <table:table-cell table:number-columns-repeated="1016"/>
        </table:table-row>
        <table:table-row table:style-name="ro4">
          <table:table-cell/>
          <table:covered-table-cell table:style-name="ce2"/>
          <table:covered-table-cell table:number-columns-repeated="5" table:style-name="ce10"/>
          <table:covered-table-cell table:style-name="ce34"/>
          <table:table-cell table:number-columns-repeated="1016"/>
        </table:table-row>
        <table:table-row table:style-name="ro5">
          <table:table-cell/>
          <table:covered-table-cell table:style-name="ce3"/>
          <table:covered-table-cell table:number-columns-repeated="5" table:style-name="ce11"/>
          <table:covered-table-cell table:style-name="ce35"/>
          <table:table-cell table:number-columns-repeated="1016"/>
        </table:table-row>
        <table:table-row table:style-name="ro4">
          <table:table-cell/>
          <table:table-cell table:style-name="ce47"/>
          <table:table-cell table:style-name="ce49" table:number-columns-repeated="5"/>
          <table:table-cell table:style-name="ce58"/>
          <table:table-cell table:number-columns-repeated="1016"/>
        </table:table-row>
        <table:table-row table:style-name="ro1">
          <table:table-cell/>
          <table:table-cell table:style-name="ce47"/>
          <table:table-cell table:style-name="ce50" office:value-type="string" calcext:value-type="string" table:number-columns-spanned="2" table:number-rows-spanned="1">
            <text:p>Data Entry</text:p>
          </table:table-cell>
          <table:covered-table-cell table:style-name="ce54"/>
          <table:table-cell table:style-name="ce49"/>
          <table:table-cell table:style-name="ce50" office:value-type="string" calcext:value-type="string" table:number-columns-spanned="2" table:number-rows-spanned="1">
            <text:p>Net Profit Calculation</text:p>
          </table:table-cell>
          <table:covered-table-cell table:style-name="ce54"/>
          <table:table-cell table:style-name="ce58"/>
          <table:table-cell table:number-columns-repeated="1016"/>
        </table:table-row>
        <table:table-row table:style-name="ro2">
          <table:table-cell/>
          <table:table-cell table:style-name="ce47"/>
          <table:table-cell table:style-name="ce47" office:value-type="string" calcext:value-type="string">
            <text:p>Shares</text:p>
          </table:table-cell>
          <table:table-cell table:style-name="ce55"/>
          <table:table-cell table:style-name="ce49"/>
          <table:table-cell table:style-name="ce52" office:value-type="string" calcext:value-type="string">
            <text:p>Payout Before Fees</text:p>
          </table:table-cell>
          <table:table-cell table:style-name="ce59" table:formula="of:=[.D21]" office:value-type="float" office:value="0" calcext:value-type="float">
            <text:p><text:s/>$- <text:s text:c="2"/></text:p>
          </table:table-cell>
          <table:table-cell table:style-name="ce58"/>
          <table:table-cell table:number-columns-repeated="1016"/>
        </table:table-row>
        <table:table-row table:style-name="ro2">
          <table:table-cell/>
          <table:table-cell table:style-name="ce47"/>
          <table:table-cell table:style-name="ce47" office:value-type="string" calcext:value-type="string">
            <text:p>Purchase Price</text:p>
          </table:table-cell>
          <table:table-cell table:style-name="ce28" table:content-validation-name="val3"/>
          <table:table-cell table:style-name="ce49"/>
          <table:table-cell table:style-name="ce52" office:value-type="string" calcext:value-type="string">
            <text:p>Total Cost</text:p>
          </table:table-cell>
          <table:table-cell table:style-name="ce59" table:formula="of:=[.D16]" office:value-type="float" office:value="0" calcext:value-type="float">
            <text:p><text:s/>$- <text:s text:c="2"/></text:p>
          </table:table-cell>
          <table:table-cell table:style-name="ce58"/>
          <table:table-cell table:number-columns-repeated="1016"/>
        </table:table-row>
        <table:table-row table:style-name="ro2">
          <table:table-cell/>
          <table:table-cell table:style-name="ce47"/>
          <table:table-cell table:style-name="ce47" office:value-type="string" calcext:value-type="string">
            <text:p>Sale/Settlement Price</text:p>
          </table:table-cell>
          <table:table-cell table:style-name="ce28" table:content-validation-name="val4"/>
          <table:table-cell table:style-name="ce49"/>
          <table:table-cell table:style-name="ce52" office:value-type="string" calcext:value-type="string">
            <text:p>Profit</text:p>
          </table:table-cell>
          <table:table-cell table:style-name="ce59" table:formula="of:=[.G7]-[.G8]" office:value-type="float" office:value="0" calcext:value-type="float">
            <text:p><text:s/>$- <text:s text:c="2"/></text:p>
          </table:table-cell>
          <table:table-cell table:style-name="ce58"/>
          <table:table-cell table:number-columns-repeated="1016"/>
        </table:table-row>
        <table:table-row table:style-name="ro1">
          <table:table-cell/>
          <table:table-cell table:style-name="ce47"/>
          <table:table-cell table:style-name="ce47" office:value-type="string" calcext:value-type="string">
            <text:p>Purchase Date</text:p>
          </table:table-cell>
          <table:table-cell table:style-name="ce56"/>
          <table:table-cell table:style-name="ce49"/>
          <table:table-cell table:style-name="ce52" office:value-type="string" calcext:value-type="string">
            <text:p>10% Fee</text:p>
          </table:table-cell>
          <table:table-cell table:style-name="ce59" table:formula="of:=IF([.G9]&gt;0;0.1*[.G9];0)" office:value-type="float" office:value="0" calcext:value-type="float">
            <text:p><text:s/>$- <text:s text:c="2"/></text:p>
          </table:table-cell>
          <table:table-cell table:style-name="ce58"/>
          <table:table-cell table:number-columns-repeated="1016"/>
        </table:table-row>
        <table:table-row table:style-name="ro1">
          <table:table-cell/>
          <table:table-cell table:style-name="ce47"/>
          <table:table-cell table:style-name="ce48" office:value-type="string" calcext:value-type="string">
            <text:p>Sale Date</text:p>
          </table:table-cell>
          <table:table-cell table:style-name="ce57"/>
          <table:table-cell table:style-name="ce49"/>
          <table:table-cell table:style-name="ce4" office:value-type="string" calcext:value-type="string">
            <text:p>Net Profit</text:p>
          </table:table-cell>
          <table:table-cell table:style-name="ce60" table:formula="of:=[.G9]-[.G10]" office:value-type="float" office:value="0" calcext:value-type="float">
            <text:p><text:s/>$- <text:s text:c="2"/></text:p>
          </table:table-cell>
          <table:table-cell table:style-name="ce58"/>
          <table:table-cell table:number-columns-repeated="1016"/>
        </table:table-row>
        <table:table-row table:style-name="ro1">
          <table:table-cell/>
          <table:table-cell table:style-name="ce47"/>
          <table:table-cell table:style-name="ce49" table:number-columns-repeated="5"/>
          <table:table-cell table:style-name="ce58"/>
          <table:table-cell table:number-columns-repeated="1016"/>
        </table:table-row>
        <table:table-row table:style-name="ro1">
          <table:table-cell/>
          <table:table-cell table:style-name="ce47"/>
          <table:table-cell table:style-name="ce50" office:value-type="string" calcext:value-type="string" table:number-columns-spanned="2" table:number-rows-spanned="1">
            <text:p>Purchase</text:p>
          </table:table-cell>
          <table:covered-table-cell table:style-name="ce54"/>
          <table:table-cell table:style-name="ce49"/>
          <table:table-cell table:style-name="ce50" office:value-type="string" calcext:value-type="string" table:number-columns-spanned="2" table:number-rows-spanned="1">
            <text:p>Payout Calculation</text:p>
          </table:table-cell>
          <table:covered-table-cell table:style-name="ce54"/>
          <table:table-cell table:style-name="ce58"/>
          <table:table-cell table:number-columns-repeated="1016"/>
        </table:table-row>
        <table:table-row table:style-name="ro2">
          <table:table-cell/>
          <table:table-cell table:style-name="ce47"/>
          <table:table-cell table:style-name="ce51" office:value-type="string" calcext:value-type="string">
            <text:p>Shares</text:p>
          </table:table-cell>
          <table:table-cell table:style-name="ce58" table:formula="of:=[.D7]" office:value-type="float" office:value="0" calcext:value-type="float">
            <text:p>0</text:p>
          </table:table-cell>
          <table:table-cell table:style-name="ce49"/>
          <table:table-cell table:style-name="ce52" office:value-type="string" calcext:value-type="string">
            <text:p>Total Cost</text:p>
          </table:table-cell>
          <table:table-cell table:style-name="ce59" table:formula="of:=[.G8]" office:value-type="float" office:value="0" calcext:value-type="float">
            <text:p><text:s/>$- <text:s text:c="2"/></text:p>
          </table:table-cell>
          <table:table-cell table:style-name="ce58"/>
          <table:table-cell table:number-columns-repeated="1016"/>
        </table:table-row>
        <table:table-row table:style-name="ro1">
          <table:table-cell/>
          <table:table-cell table:style-name="ce47"/>
          <table:table-cell table:style-name="ce52" office:value-type="string" calcext:value-type="string">
            <text:p>Purchase Price</text:p>
          </table:table-cell>
          <table:table-cell table:style-name="ce59" table:formula="of:=[.D8]" office:value-type="float" office:value="0" calcext:value-type="float">
            <text:p><text:s/>$- <text:s text:c="2"/></text:p>
          </table:table-cell>
          <table:table-cell table:style-name="ce49"/>
          <table:table-cell table:style-name="ce52" office:value-type="string" calcext:value-type="string">
            <text:p>Net Profit</text:p>
          </table:table-cell>
          <table:table-cell table:style-name="ce59" table:formula="of:=[.G11]" office:value-type="float" office:value="0" calcext:value-type="float">
            <text:p><text:s/>$- <text:s text:c="2"/></text:p>
          </table:table-cell>
          <table:table-cell table:style-name="ce58"/>
          <table:table-cell table:number-columns-repeated="1016"/>
        </table:table-row>
        <table:table-row table:style-name="ro1">
          <table:table-cell/>
          <table:table-cell table:style-name="ce47"/>
          <table:table-cell table:style-name="ce4" office:value-type="string" calcext:value-type="string">
            <text:p>Total Cost</text:p>
          </table:table-cell>
          <table:table-cell table:style-name="ce60" table:formula="of:=[.D14]*[.D15]" office:value-type="float" office:value="0" calcext:value-type="float">
            <text:p><text:s/>$- <text:s text:c="2"/></text:p>
          </table:table-cell>
          <table:table-cell table:style-name="ce49"/>
          <table:table-cell table:style-name="ce4" office:value-type="string" calcext:value-type="string">
            <text:p>Payout After Fees</text:p>
          </table:table-cell>
          <table:table-cell table:style-name="ce60" table:formula="of:=[.G14]+[.G15]" office:value-type="float" office:value="0" calcext:value-type="float">
            <text:p><text:s/>$- <text:s text:c="2"/></text:p>
          </table:table-cell>
          <table:table-cell table:style-name="ce58"/>
          <table:table-cell table:number-columns-repeated="1016"/>
        </table:table-row>
        <table:table-row table:style-name="ro1">
          <table:table-cell/>
          <table:table-cell table:style-name="ce47"/>
          <table:table-cell table:style-name="ce49" table:number-columns-repeated="5"/>
          <table:table-cell table:style-name="ce58"/>
          <table:table-cell table:number-columns-repeated="1016"/>
        </table:table-row>
        <table:table-row table:style-name="ro1">
          <table:table-cell/>
          <table:table-cell table:style-name="ce47"/>
          <table:table-cell table:style-name="ce50" office:value-type="string" calcext:value-type="string" table:number-columns-spanned="2" table:number-rows-spanned="1">
            <text:p>Sale</text:p>
          </table:table-cell>
          <table:covered-table-cell table:style-name="ce54"/>
          <table:table-cell table:style-name="ce49"/>
          <table:table-cell table:style-name="ce50" office:value-type="string" calcext:value-type="string" table:number-columns-spanned="2" table:number-rows-spanned="1">
            <text:p>ROI</text:p>
          </table:table-cell>
          <table:covered-table-cell table:style-name="ce54"/>
          <table:table-cell table:style-name="ce58"/>
          <table:table-cell table:number-columns-repeated="1016"/>
        </table:table-row>
        <table:table-row table:style-name="ro2">
          <table:table-cell/>
          <table:table-cell table:style-name="ce47"/>
          <table:table-cell table:style-name="ce52" office:value-type="string" calcext:value-type="string">
            <text:p>Shares</text:p>
          </table:table-cell>
          <table:table-cell table:style-name="ce58" table:formula="of:=[.D7]" office:value-type="float" office:value="0" calcext:value-type="float">
            <text:p>0</text:p>
          </table:table-cell>
          <table:table-cell table:style-name="ce49"/>
          <table:table-cell table:style-name="ce61" office:value-type="string" calcext:value-type="string">
            <text:p>Total Cost</text:p>
          </table:table-cell>
          <table:table-cell table:style-name="ce62" table:formula="of:=[.D16]" office:value-type="float" office:value="0" calcext:value-type="float">
            <text:p><text:s/>$- <text:s text:c="2"/></text:p>
          </table:table-cell>
          <table:table-cell table:style-name="ce58"/>
          <table:table-cell table:number-columns-repeated="1016"/>
        </table:table-row>
        <table:table-row table:style-name="ro1">
          <table:table-cell/>
          <table:table-cell table:style-name="ce47"/>
          <table:table-cell table:style-name="ce52" office:value-type="string" calcext:value-type="string">
            <text:p>Sale/Settlement Price</text:p>
          </table:table-cell>
          <table:table-cell table:style-name="ce59" table:formula="of:=[.D9]" office:value-type="float" office:value="0" calcext:value-type="float">
            <text:p><text:s/>$- <text:s text:c="2"/></text:p>
          </table:table-cell>
          <table:table-cell table:style-name="ce49"/>
          <table:table-cell table:style-name="ce52" office:value-type="string" calcext:value-type="string">
            <text:p>Net Profit</text:p>
          </table:table-cell>
          <table:table-cell table:style-name="ce59" table:formula="of:=[.G11]" office:value-type="float" office:value="0" calcext:value-type="float">
            <text:p><text:s/>$- <text:s text:c="2"/></text:p>
          </table:table-cell>
          <table:table-cell table:style-name="ce58"/>
          <table:table-cell table:number-columns-repeated="1016"/>
        </table:table-row>
        <table:table-row table:style-name="ro1">
          <table:table-cell/>
          <table:table-cell table:style-name="ce47"/>
          <table:table-cell table:style-name="ce4" office:value-type="string" calcext:value-type="string">
            <text:p>Payout Before Fees</text:p>
          </table:table-cell>
          <table:table-cell table:style-name="ce60" table:formula="of:=[.D19]*[.D20]" office:value-type="float" office:value="0" calcext:value-type="float">
            <text:p><text:s/>$- <text:s text:c="2"/></text:p>
          </table:table-cell>
          <table:table-cell table:style-name="ce49"/>
          <table:table-cell table:style-name="ce4" office:value-type="string" calcext:value-type="string">
            <text:p>Return on Investment</text:p>
          </table:table-cell>
          <table:table-cell table:style-name="ce63" table:formula="of:=[.G20]/[.G19]" office:value-type="string" office:string-value="" calcext:value-type="error">
            <text:p>#DIV/0!</text:p>
          </table:table-cell>
          <table:table-cell table:style-name="ce58"/>
          <table:table-cell table:number-columns-repeated="1016"/>
        </table:table-row>
        <table:table-row table:style-name="ro1">
          <table:table-cell/>
          <table:table-cell table:style-name="ce47"/>
          <table:table-cell table:style-name="ce49" table:number-columns-repeated="3"/>
          <table:table-cell table:style-name="ce52" office:value-type="string" calcext:value-type="string">
            <text:p>Days Held</text:p>
          </table:table-cell>
          <table:table-cell table:style-name="ce58" table:formula="of:=[.D11]-[.D10]" office:value-type="float" office:value="0" calcext:value-type="float">
            <text:p>0</text:p>
          </table:table-cell>
          <table:table-cell table:style-name="ce58"/>
          <table:table-cell table:number-columns-repeated="1016"/>
        </table:table-row>
        <table:table-row table:style-name="ro1">
          <table:table-cell/>
          <table:table-cell table:style-name="ce47"/>
          <table:table-cell table:style-name="ce49" table:number-columns-repeated="3"/>
          <table:table-cell table:style-name="ce4" office:value-type="string" calcext:value-type="string">
            <text:p>Annualized ROI</text:p>
          </table:table-cell>
          <table:table-cell table:style-name="ce63" table:formula="of:=[.G21]/[.G22]*365" office:value-type="string" office:string-value="" calcext:value-type="error">
            <text:p>#DIV/0!</text:p>
          </table:table-cell>
          <table:table-cell table:style-name="ce58"/>
          <table:table-cell table:number-columns-repeated="1016"/>
        </table:table-row>
        <table:table-row table:style-name="ro1">
          <table:table-cell/>
          <table:table-cell table:style-name="ce48"/>
          <table:table-cell table:style-name="ce53" table:number-columns-repeated="5"/>
          <table:table-cell table:style-name="ce64"/>
          <table:table-cell table:number-columns-repeated="1016"/>
        </table:table-row>
        <table:table-row table:style-name="ro2" table:number-rows-repeated="10">
          <table:table-cell/>
          <table:table-cell table:style-name="ce49" table:number-columns-repeated="7"/>
          <table:table-cell table:number-columns-repeated="1016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21"/>
    <style:style style:name="ConditionalStyle_5f_2" style:display-name="ConditionalStyle_2" style:family="table-cell" style:parent-style-name="Default">
      <style:text-properties fo:color="#c00000"/>
    </style:style>
    <style:style style:name="ConditionalStyle_5f_1" style:display-name="ConditionalStyle_1" style:family="table-cell" style:parent-style-name="Default">
      <style:text-properties fo:color="#385724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ltiple_20_Contract_20_Calculator" style:display-name="PageStyle_Multiple Contract Calcula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e_2c__20_Profit_20__26__20_ROI" style:display-name="PageStyle_Fee, Profit &amp; ROI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arb</meta:initial-creator>
    <meta:creation-date>2020-09-11T21:54:05</meta:creation-date>
    <dc:date>2021-01-15T18:16:36.888088667</dc:date>
    <meta:generator>LibreOffice/6.1.5.2$Linux_X86_64 LibreOffice_project/10$Build-2</meta:generator>
    <meta:editing-duration>PT19H56M53S</meta:editing-duration>
    <meta:editing-cycles>4</meta:editing-cycles>
    <meta:document-statistic meta:table-count="4" meta:cell-count="56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